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Times" svg:font-family="Times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line" style:master-page-name="MP0" style:family="paragraph">
      <style:paragraph-properties fo:break-before="page" style:page-number="1"/>
    </style:style>
    <style:style style:name="P3" style:parent-style-name="Heading" style:family="paragraph">
      <style:paragraph-properties fo:margin-top="0in" fo:margin-bottom="0.2777in"/>
      <style:text-properties fo:font-size="20pt" style:font-size-asian="20pt"/>
    </style:style>
    <style:style style:name="P4" style:parent-style-name="Title" style:family="paragraph">
      <style:paragraph-properties fo:text-align="end"/>
    </style:style>
    <style:style style:name="P5" style:parent-style-name="Title" style:family="paragraph">
      <style:paragraph-properties fo:text-align="end"/>
    </style:style>
    <style:style style:name="T6" style:parent-style-name="DefaultParagraphFont" style:family="text">
      <style:text-properties fo:language="en" fo:country="IN"/>
    </style:style>
    <style:style style:name="P7" style:parent-style-name="TOCEntry" style:master-page-name="MP1" style:family="paragraph">
      <style:paragraph-properties fo:break-before="page"/>
    </style:style>
    <style:style style:name="P8" style:parent-style-name="Contents1" style:family="paragraph">
      <style:paragraph-properties>
        <style:tab-stops>
          <style:tab-stop style:type="right" style:leader-style="dotted" style:leader-text="." style:position="0.25in"/>
          <style:tab-stop style:type="right" style:leader-style="dotted" style:leader-text="." style:position="6.5in"/>
        </style:tab-stops>
      </style:paragraph-properties>
    </style:style>
    <style:style style:name="P9" style:parent-style-name="Contents1" style:family="paragraph">
      <style:paragraph-properties>
        <style:tab-stops>
          <style:tab-stop style:type="right" style:leader-style="dotted" style:leader-text="." style:position="0.25in"/>
          <style:tab-stop style:type="right" style:leader-style="dotted" style:leader-text="." style:position="6.5in"/>
        </style:tab-stops>
      </style:paragraph-properties>
    </style:style>
    <style:style style:name="P10" style:parent-style-name="Contents1" style:family="paragraph">
      <style:paragraph-properties>
        <style:tab-stops>
          <style:tab-stop style:type="right" style:leader-style="dotted" style:leader-text="." style:position="0.25in"/>
          <style:tab-stop style:type="right" style:leader-style="dotted" style:leader-text="." style:position="6.5in"/>
        </style:tab-stops>
      </style:paragraph-properties>
    </style:style>
    <style:style style:name="P11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right" style:leader-style="dotted" style:leader-text="." style:position="6.5in"/>
        </style:tab-stops>
      </style:paragraph-properties>
    </style:style>
    <style:style style:name="T12" style:parent-style-name="DefaultParagraphFont" style:family="text">
      <style:text-properties style:language-asian="en" style:country-asian="US"/>
    </style:style>
    <style:style style:name="T13" style:parent-style-name="DefaultParagraphFont" style:family="text">
      <style:text-properties style:language-asian="en" style:country-asian="US"/>
    </style:style>
    <style:style style:name="T14" style:parent-style-name="DefaultParagraphFont" style:family="text">
      <style:text-properties style:language-asian="en" style:country-asian="US"/>
    </style:style>
    <style:style style:name="T15" style:parent-style-name="IndexLink" style:family="text">
      <style:text-properties style:language-asian="en" style:country-asian="US"/>
    </style:style>
    <style:style style:name="P16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right" style:leader-style="dotted" style:leader-text="." style:position="6.5in"/>
        </style:tab-stops>
      </style:paragraph-properties>
    </style:style>
    <style:style style:name="T17" style:parent-style-name="DefaultParagraphFont" style:family="text">
      <style:text-properties style:language-asian="en" style:country-asian="US"/>
    </style:style>
    <style:style style:name="T18" style:parent-style-name="DefaultParagraphFont" style:family="text">
      <style:text-properties style:language-asian="en" style:country-asian="US"/>
    </style:style>
    <style:style style:name="T19" style:parent-style-name="DefaultParagraphFont" style:family="text">
      <style:text-properties style:language-asian="en" style:country-asian="US"/>
    </style:style>
    <style:style style:name="T20" style:parent-style-name="IndexLink" style:family="text">
      <style:text-properties style:language-asian="en" style:country-asian="US"/>
    </style:style>
    <style:style style:name="P21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right" style:leader-style="dotted" style:leader-text="." style:position="6.5in"/>
        </style:tab-stops>
      </style:paragraph-properties>
    </style:style>
    <style:style style:name="T22" style:parent-style-name="DefaultParagraphFont" style:family="text">
      <style:text-properties style:language-asian="en" style:country-asian="US"/>
    </style:style>
    <style:style style:name="T23" style:parent-style-name="DefaultParagraphFont" style:family="text">
      <style:text-properties style:language-asian="en" style:country-asian="US"/>
    </style:style>
    <style:style style:name="T24" style:parent-style-name="DefaultParagraphFont" style:family="text">
      <style:text-properties style:language-asian="en" style:country-asian="US"/>
    </style:style>
    <style:style style:name="T25" style:parent-style-name="IndexLink" style:family="text">
      <style:text-properties style:language-asian="en" style:country-asian="US"/>
    </style:style>
    <style:style style:name="P26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right" style:leader-style="dotted" style:leader-text="." style:position="6.5in"/>
        </style:tab-stops>
      </style:paragraph-properties>
    </style:style>
    <style:style style:name="T27" style:parent-style-name="DefaultParagraphFont" style:family="text">
      <style:text-properties style:language-asian="en" style:country-asian="US"/>
    </style:style>
    <style:style style:name="T28" style:parent-style-name="DefaultParagraphFont" style:family="text">
      <style:text-properties style:language-asian="en" style:country-asian="US"/>
    </style:style>
    <style:style style:name="T29" style:parent-style-name="DefaultParagraphFont" style:family="text">
      <style:text-properties style:language-asian="en" style:country-asian="US"/>
    </style:style>
    <style:style style:name="T30" style:parent-style-name="IndexLink" style:family="text">
      <style:text-properties style:language-asian="en" style:country-asian="US"/>
    </style:style>
    <style:style style:name="P31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right" style:leader-style="dotted" style:leader-text="." style:position="6.5in"/>
        </style:tab-stops>
      </style:paragraph-properties>
    </style:style>
    <style:style style:name="T32" style:parent-style-name="DefaultParagraphFont" style:family="text">
      <style:text-properties style:language-asian="en" style:country-asian="US"/>
    </style:style>
    <style:style style:name="T33" style:parent-style-name="DefaultParagraphFont" style:family="text">
      <style:text-properties style:language-asian="en" style:country-asian="US"/>
    </style:style>
    <style:style style:name="T34" style:parent-style-name="DefaultParagraphFont" style:family="text">
      <style:text-properties style:language-asian="en" style:country-asian="US"/>
    </style:style>
    <style:style style:name="T35" style:parent-style-name="IndexLink" style:family="text">
      <style:text-properties style:language-asian="en" style:country-asian="US"/>
    </style:style>
    <style:style style:name="P36" style:parent-style-name="Contents1" style:family="paragraph">
      <style:paragraph-properties>
        <style:tab-stops>
          <style:tab-stop style:type="right" style:leader-style="dotted" style:leader-text="." style:position="0.25in"/>
          <style:tab-stop style:type="right" style:leader-style="dotted" style:leader-text="." style:position="6.5in"/>
        </style:tab-stops>
      </style:paragraph-properties>
    </style:style>
    <style:style style:name="P37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right" style:leader-style="dotted" style:leader-text="." style:position="6.5in"/>
        </style:tab-stops>
      </style:paragraph-properties>
    </style:style>
    <style:style style:name="T38" style:parent-style-name="DefaultParagraphFont" style:family="text">
      <style:text-properties style:language-asian="en" style:country-asian="US"/>
    </style:style>
    <style:style style:name="T39" style:parent-style-name="DefaultParagraphFont" style:family="text">
      <style:text-properties style:language-asian="en" style:country-asian="US"/>
    </style:style>
    <style:style style:name="T40" style:parent-style-name="DefaultParagraphFont" style:family="text">
      <style:text-properties style:language-asian="en" style:country-asian="US"/>
    </style:style>
    <style:style style:name="T41" style:parent-style-name="IndexLink" style:family="text">
      <style:text-properties style:language-asian="en" style:country-asian="US"/>
    </style:style>
    <style:style style:name="P42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right" style:leader-style="dotted" style:leader-text="." style:position="6.5in"/>
        </style:tab-stops>
      </style:paragraph-properties>
    </style:style>
    <style:style style:name="T43" style:parent-style-name="DefaultParagraphFont" style:family="text">
      <style:text-properties style:language-asian="en" style:country-asian="US"/>
    </style:style>
    <style:style style:name="T44" style:parent-style-name="DefaultParagraphFont" style:family="text">
      <style:text-properties style:language-asian="en" style:country-asian="US"/>
    </style:style>
    <style:style style:name="T45" style:parent-style-name="DefaultParagraphFont" style:family="text">
      <style:text-properties style:language-asian="en" style:country-asian="US"/>
    </style:style>
    <style:style style:name="T46" style:parent-style-name="DefaultParagraphFont" style:family="text">
      <style:text-properties style:language-asian="en" style:country-asian="US"/>
    </style:style>
    <style:style style:name="T47" style:parent-style-name="IndexLink" style:family="text">
      <style:text-properties style:language-asian="en" style:country-asian="US"/>
    </style:style>
    <style:style style:name="P48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right" style:leader-style="dotted" style:leader-text="." style:position="6.5in"/>
        </style:tab-stops>
      </style:paragraph-properties>
    </style:style>
    <style:style style:name="T49" style:parent-style-name="DefaultParagraphFont" style:family="text">
      <style:text-properties style:language-asian="en" style:country-asian="US"/>
    </style:style>
    <style:style style:name="T50" style:parent-style-name="DefaultParagraphFont" style:family="text">
      <style:text-properties style:language-asian="en" style:country-asian="US"/>
    </style:style>
    <style:style style:name="T51" style:parent-style-name="DefaultParagraphFont" style:family="text">
      <style:text-properties style:language-asian="en" style:country-asian="US"/>
    </style:style>
    <style:style style:name="T52" style:parent-style-name="IndexLink" style:family="text">
      <style:text-properties style:language-asian="en" style:country-asian="US"/>
    </style:style>
    <style:style style:name="P53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right" style:leader-style="dotted" style:leader-text="." style:position="6.5in"/>
        </style:tab-stops>
      </style:paragraph-properties>
    </style:style>
    <style:style style:name="T54" style:parent-style-name="DefaultParagraphFont" style:family="text">
      <style:text-properties style:language-asian="en" style:country-asian="US"/>
    </style:style>
    <style:style style:name="T55" style:parent-style-name="DefaultParagraphFont" style:family="text">
      <style:text-properties style:language-asian="en" style:country-asian="US"/>
    </style:style>
    <style:style style:name="T56" style:parent-style-name="DefaultParagraphFont" style:family="text">
      <style:text-properties style:language-asian="en" style:country-asian="US"/>
    </style:style>
    <style:style style:name="T57" style:parent-style-name="IndexLink" style:family="text">
      <style:text-properties style:language-asian="en" style:country-asian="US"/>
    </style:style>
    <style:style style:name="P58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right" style:leader-style="dotted" style:leader-text="." style:position="6.5in"/>
        </style:tab-stops>
      </style:paragraph-properties>
    </style:style>
    <style:style style:name="T59" style:parent-style-name="DefaultParagraphFont" style:family="text">
      <style:text-properties style:language-asian="en" style:country-asian="US"/>
    </style:style>
    <style:style style:name="T60" style:parent-style-name="DefaultParagraphFont" style:family="text">
      <style:text-properties style:language-asian="en" style:country-asian="US"/>
    </style:style>
    <style:style style:name="T61" style:parent-style-name="DefaultParagraphFont" style:family="text">
      <style:text-properties style:language-asian="en" style:country-asian="US"/>
    </style:style>
    <style:style style:name="T62" style:parent-style-name="DefaultParagraphFont" style:family="text">
      <style:text-properties style:language-asian="en" style:country-asian="US"/>
    </style:style>
    <style:style style:name="T63" style:parent-style-name="IndexLink" style:family="text">
      <style:text-properties style:language-asian="en" style:country-asian="US"/>
    </style:style>
    <style:style style:name="P64" style:parent-style-name="Contents2" style:family="paragraph">
      <style:paragraph-properties>
        <style:tab-stops>
          <style:tab-stop style:type="right" style:leader-style="dotted" style:leader-text="." style:position="0.5in"/>
          <style:tab-stop style:type="right" style:leader-style="dotted" style:leader-text="." style:position="6.5in"/>
        </style:tab-stops>
      </style:paragraph-properties>
    </style:style>
    <style:style style:name="T65" style:parent-style-name="DefaultParagraphFont" style:family="text">
      <style:text-properties style:language-asian="en" style:country-asian="US"/>
    </style:style>
    <style:style style:name="T66" style:parent-style-name="DefaultParagraphFont" style:family="text">
      <style:text-properties style:language-asian="en" style:country-asian="US"/>
    </style:style>
    <style:style style:name="T67" style:parent-style-name="DefaultParagraphFont" style:family="text">
      <style:text-properties style:language-asian="en" style:country-asian="US"/>
    </style:style>
    <style:style style:name="T68" style:parent-style-name="IndexLink" style:family="text">
      <style:text-properties style:language-asian="en" style:country-asian="US"/>
    </style:style>
    <style:style style:name="P69" style:parent-style-name="Contents1" style:family="paragraph">
      <style:paragraph-properties>
        <style:tab-stops>
          <style:tab-stop style:type="right" style:leader-style="dotted" style:leader-text="." style:position="0.25in"/>
          <style:tab-stop style:type="right" style:leader-style="dotted" style:leader-text="." style:position="6.5in"/>
        </style:tab-stops>
      </style:paragraph-properties>
    </style:style>
    <style:style style:name="P70" style:parent-style-name="Contents1" style:family="paragraph">
      <style:paragraph-properties>
        <style:tab-stops>
          <style:tab-stop style:type="right" style:leader-style="dotted" style:leader-text="." style:position="0.25in"/>
          <style:tab-stop style:type="right" style:leader-style="dotted" style:leader-text="." style:position="6.5in"/>
        </style:tab-stops>
      </style:paragraph-properties>
    </style:style>
    <style:style style:name="T71" style:parent-style-name="DefaultParagraphFont" style:family="text">
      <style:text-properties fo:language="en" fo:country="IN"/>
    </style:style>
    <style:style style:name="TableColumn73" style:family="table-column">
      <style:table-column-properties style:column-width="1.5in" style:use-optimal-column-width="false"/>
    </style:style>
    <style:style style:name="TableColumn74" style:family="table-column">
      <style:table-column-properties style:column-width="0.8125in" style:use-optimal-column-width="false"/>
    </style:style>
    <style:style style:name="TableColumn75" style:family="table-column">
      <style:table-column-properties style:column-width="3.4402in" style:use-optimal-column-width="false"/>
    </style:style>
    <style:style style:name="TableColumn76" style:family="table-column">
      <style:table-column-properties style:column-width="1.1625in" style:use-optimal-column-width="false"/>
    </style:style>
    <style:style style:name="Table72" style:family="table">
      <style:table-properties style:width="6.9152in" fo:margin-left="-0.1062in" table:align="lef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0.0208in solid #000000" fo:border-left="0.0208in solid #000000" fo:border-bottom="0.0625in double #000000" style:border-line-width-bottom="0.0208in 0.0208in 0.0208in" fo:border-right="none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margin-top="0.0277in" fo:margin-bottom="0.0277in"/>
      <style:text-properties fo:font-weight="bold" style:font-weight-asian="bold"/>
    </style:style>
    <style:style style:name="TableCell80" style:family="table-cell">
      <style:table-cell-properties fo:border-top="0.0208in solid #000000" fo:border-left="0.0104in solid #000000" fo:border-bottom="0.0625in double #000000" style:border-line-width-bottom="0.0208in 0.0208in 0.0208in" fo:border-right="none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top="0.0277in" fo:margin-bottom="0.0277in"/>
      <style:text-properties fo:font-weight="bold" style:font-weight-asian="bold"/>
    </style:style>
    <style:style style:name="TableCell82" style:family="table-cell">
      <style:table-cell-properties fo:border-top="0.0208in solid #000000" fo:border-left="0.0104in solid #000000" fo:border-bottom="0.0625in double #000000" style:border-line-width-bottom="0.0208in 0.0208in 0.0208in" fo:border-right="none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margin-top="0.0277in" fo:margin-bottom="0.0277in"/>
      <style:text-properties fo:font-weight="bold" style:font-weight-asian="bold"/>
    </style:style>
    <style:style style:name="TableCell84" style:family="table-cell">
      <style:table-cell-properties fo:border-top="0.0208in solid #000000" fo:border-left="0.0104in solid #000000" fo:border-bottom="0.0625in double #000000" style:border-line-width-bottom="0.0208in 0.0208in 0.0208in" fo:border-right="0.0208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margin-top="0.0277in" fo:margin-bottom="0.0277in"/>
      <style:text-properties fo:font-weight="bold" style:font-weight-asian="bold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88" style:parent-style-name="Standard" style:family="paragraph">
      <style:paragraph-properties style:snap-to-layout-grid="false" fo:margin-top="0.0277in" fo:margin-bottom="0.0277in"/>
      <style:text-properties fo:font-weight="bold" style:font-weight-asian="bold"/>
    </style:style>
    <style:style style:name="TableCell89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90" style:parent-style-name="Standard" style:family="paragraph">
      <style:paragraph-properties style:snap-to-layout-grid="false" fo:margin-top="0.0277in" fo:margin-bottom="0.0277in"/>
    </style:style>
    <style:style style:name="TableCell91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92" style:parent-style-name="Standard" style:family="paragraph">
      <style:paragraph-properties style:snap-to-layout-grid="false" fo:margin-top="0.0277in" fo:margin-bottom="0.0277in"/>
    </style:style>
    <style:style style:name="TableCell93" style:family="table-cell">
      <style:table-cell-properties fo:border-top="none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style:snap-to-layout-grid="false" fo:margin-top="0.0277in" fo:margin-bottom="0.0277in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0.0104in solid #000000" fo:border-left="0.0208in solid #000000" fo:border-bottom="0.0208in solid #000000" fo:border-right="none" style:writing-mode="lr-tb" fo:padding-top="0in" fo:padding-left="0.075in" fo:padding-bottom="0in" fo:padding-right="0.075in"/>
    </style:style>
    <style:style style:name="P97" style:parent-style-name="Standard" style:family="paragraph">
      <style:paragraph-properties style:snap-to-layout-grid="false" fo:margin-top="0.0277in" fo:margin-bottom="0.0277in"/>
    </style:style>
    <style:style style:name="TableCell98" style:family="table-cell">
      <style:table-cell-properties fo:border-top="0.0104in solid #000000" fo:border-left="0.0104in solid #000000" fo:border-bottom="0.0208in solid #000000" fo:border-right="none" style:writing-mode="lr-tb" fo:padding-top="0in" fo:padding-left="0.075in" fo:padding-bottom="0in" fo:padding-right="0.075in"/>
    </style:style>
    <style:style style:name="P99" style:parent-style-name="Standard" style:family="paragraph">
      <style:paragraph-properties style:snap-to-layout-grid="false" fo:margin-top="0.0277in" fo:margin-bottom="0.0277in"/>
    </style:style>
    <style:style style:name="TableCell100" style:family="table-cell">
      <style:table-cell-properties fo:border-top="0.0104in solid #000000" fo:border-left="0.0104in solid #000000" fo:border-bottom="0.0208in solid #000000" fo:border-right="none" style:writing-mode="lr-tb" fo:padding-top="0in" fo:padding-left="0.075in" fo:padding-bottom="0in" fo:padding-right="0.075in"/>
    </style:style>
    <style:style style:name="P101" style:parent-style-name="Standard" style:family="paragraph">
      <style:paragraph-properties style:snap-to-layout-grid="false" fo:margin-top="0.0277in" fo:margin-bottom="0.0277in"/>
    </style:style>
    <style:style style:name="TableCell102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style:snap-to-layout-grid="false" fo:margin-top="0.0277in" fo:margin-bottom="0.0277in"/>
    </style:style>
    <style:style style:name="P104" style:parent-style-name="Heading9" style:master-page-name="MP2" style:list-style-name="WW_OutlineListStyle" style:family="paragraph">
      <style:paragraph-properties fo:break-before="page" style:page-number="1"/>
    </style:style>
    <style:style style:name="P106" style:parent-style-name="Heading2" style:list-style-name="WW8Num2" style:family="paragraph"/>
    <style:style style:name="P107" style:parent-style-name="Standard" style:family="paragraph">
      <style:paragraph-properties fo:margin-left="0.5in">
        <style:tab-stops/>
      </style:paragraph-properties>
    </style:style>
    <style:style style:name="P108" style:parent-style-name="Heading2" style:list-style-name="WW8Num2" style:family="paragraph"/>
    <style:style style:name="P109" style:parent-style-name="Standard" style:family="paragraph">
      <style:paragraph-properties fo:margin-left="0.5in">
        <style:tab-stops/>
      </style:paragraph-properties>
    </style:style>
    <style:style style:name="P110" style:parent-style-name="Heading2" style:list-style-name="WW8Num2" style:family="paragraph"/>
    <style:style style:name="P111" style:parent-style-name="template" style:family="paragraph">
      <style:paragraph-properties fo:margin-left="0.5in">
        <style:tab-stops/>
      </style:paragraph-properties>
      <style:text-properties style:font-name="Times New Roman" style:font-name-complex="Times New Roman" fo:font-style="normal" style:font-style-asian="normal" fo:font-size="12pt" style:font-size-asian="12pt" style:font-size-complex="12pt"/>
    </style:style>
    <style:style style:name="P112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 style:font-size-complex="12pt"/>
    </style:style>
    <style:style style:name="P113" style:parent-style-name="Heading2" style:list-style-name="WW8Num2" style:family="paragraph"/>
    <style:style style:name="P114" style:parent-style-name="Standard" style:family="paragraph">
      <style:paragraph-properties fo:margin-left="0.5in" fo:text-indent="0.5in">
        <style:tab-stops/>
      </style:paragraph-properties>
    </style:style>
    <style:style style:name="P115" style:parent-style-name="Heading2" style:list-style-name="WW8Num2" style:family="paragraph"/>
    <style:style style:name="P116" style:parent-style-name="Standard" style:family="paragraph">
      <style:paragraph-properties fo:text-indent="0.5in"/>
    </style:style>
    <style:style style:name="P117" style:parent-style-name="Standard" style:family="paragraph">
      <style:paragraph-properties fo:text-indent="0.5in"/>
    </style:style>
    <style:style style:name="T118" style:parent-style-name="DefaultParagraphFont" style:family="text">
      <style:text-properties style:font-name-asian="Times"/>
    </style:style>
    <style:style style:name="T119" style:parent-style-name="DefaultParagraphFont" style:family="text">
      <style:text-properties style:font-name-asian="Times"/>
    </style:style>
    <style:style style:name="P120" style:parent-style-name="Standard" style:family="paragraph">
      <style:paragraph-properties fo:margin-left="0.5in">
        <style:tab-stops/>
      </style:paragraph-properties>
    </style:style>
    <style:style style:name="T121" style:parent-style-name="DefaultParagraphFont" style:family="text">
      <style:text-properties style:font-name-asian="Times"/>
    </style:style>
    <style:style style:name="P123" style:parent-style-name="Standard" style:family="paragraph">
      <style:paragraph-properties fo:margin-left="0.5in">
        <style:tab-stops/>
      </style:paragraph-properties>
    </style:style>
    <style:style style:name="P125" style:parent-style-name="Standard" style:list-style-name="WW8Num15" style:family="paragraph"/>
    <style:style style:name="P126" style:parent-style-name="Standard" style:list-style-name="WW8Num15" style:family="paragraph"/>
    <style:style style:name="P127" style:parent-style-name="Standard" style:list-style-name="WW8Num15" style:family="paragraph"/>
    <style:style style:name="P128" style:parent-style-name="Standard" style:list-style-name="WW8Num15" style:family="paragraph"/>
    <style:style style:name="P129" style:parent-style-name="Standard" style:list-style-name="WW8Num15" style:family="paragraph"/>
    <style:style style:name="P130" style:parent-style-name="Standard" style:list-style-name="WW8Num15" style:family="paragraph"/>
    <style:style style:name="P131" style:parent-style-name="Standard" style:family="paragraph">
      <style:paragraph-properties fo:margin-left="1in">
        <style:tab-stops/>
      </style:paragraph-properties>
    </style:style>
    <style:style style:name="P135" style:parent-style-name="Standard" style:family="paragraph">
      <style:paragraph-properties fo:margin-left="0.5in">
        <style:tab-stops/>
      </style:paragraph-properties>
    </style:style>
    <style:style style:name="P136" style:parent-style-name="Standard" style:family="paragraph">
      <style:paragraph-properties fo:margin-left="0.5in">
        <style:tab-stops/>
      </style:paragraph-properties>
    </style:style>
    <style:style style:name="P138" style:parent-style-name="Standard" style:family="paragraph">
      <style:paragraph-properties fo:margin-left="0.5in">
        <style:tab-stops/>
      </style:paragraph-properties>
    </style:style>
    <style:style style:name="P142" style:parent-style-name="template" style:family="paragraph">
      <style:paragraph-properties fo:text-indent="0.5in"/>
    </style:style>
    <style:style style:name="T143" style:parent-style-name="DefaultParagraphFont" style:family="text">
      <style:text-properties style:font-name="Times New Roman" style:font-name-complex="Times New Roman" fo:font-style="normal" style:font-style-asian="normal" fo:font-size="12pt" style:font-size-asian="12pt" style:font-size-complex="12pt"/>
    </style:style>
    <style:style style:name="P144" style:parent-style-name="template" style:family="paragraph">
      <style:paragraph-properties fo:text-indent="0.5in"/>
      <style:text-properties style:font-name="Times New Roman" style:font-name-complex="Times New Roman" fo:font-style="normal" style:font-style-asian="normal" fo:font-size="12pt" style:font-size-asian="12pt" style:font-size-complex="12pt"/>
    </style:style>
    <style:style style:name="P147" style:parent-style-name="Heading2" style:list-style-name="WW8Num2" style:family="paragraph"/>
    <style:style style:name="P148" style:parent-style-name="template" style:family="paragraph">
      <style:paragraph-properties fo:text-indent="0.5in"/>
      <style:text-properties style:font-name="Times New Roman" style:font-name-complex="Times New Roman" fo:font-style="normal" style:font-style-asian="normal" fo:font-size="12pt" style:font-size-asian="12pt" style:font-size-complex="12pt"/>
    </style:style>
    <style:style style:name="T150" style:parent-style-name="DefaultParagraphFont" style:family="text">
      <style:text-properties fo:font-weight="bold" style:font-weight-asian="bold"/>
    </style:style>
    <style:style style:name="T151" style:parent-style-name="DefaultParagraphFont" style:family="text">
      <style:text-properties style:font-name-asian="Times"/>
    </style:style>
    <style:style style:name="T152" style:parent-style-name="DefaultParagraphFont" style:family="text">
      <style:text-properties style:font-name-asian="Times"/>
    </style:style>
    <style:style style:name="P153" style:parent-style-name="Standard" style:family="paragraph">
      <style:paragraph-properties fo:margin-left="1in">
        <style:tab-stops/>
      </style:paragraph-properties>
    </style:style>
    <style:style style:name="T154" style:parent-style-name="DefaultParagraphFont" style:family="text">
      <style:text-properties style:font-name-asian="Times"/>
    </style:style>
    <style:style style:name="P155" style:parent-style-name="Standard" style:family="paragraph">
      <style:paragraph-properties fo:margin-left="0.5in">
        <style:tab-stops/>
      </style:paragraph-properties>
    </style:style>
    <style:style style:name="T156" style:parent-style-name="DefaultParagraphFont" style:family="text">
      <style:text-properties fo:font-weight="bold" style:font-weight-asian="bold"/>
    </style:style>
    <style:style style:name="T157" style:parent-style-name="DefaultParagraphFont" style:family="text">
      <style:text-properties fo:font-weight="bold" style:font-weight-asian="bold"/>
    </style:style>
    <style:style style:name="P158" style:parent-style-name="Standard" style:family="paragraph">
      <style:paragraph-properties fo:margin-left="0.25in">
        <style:tab-stops/>
      </style:paragraph-properties>
    </style:style>
    <style:style style:name="T159" style:parent-style-name="DefaultParagraphFont" style:family="text">
      <style:text-properties style:font-name-asian="Times"/>
    </style:style>
    <style:style style:name="P160" style:parent-style-name="Standard" style:family="paragraph">
      <style:paragraph-properties fo:margin-left="0.25in">
        <style:tab-stops/>
      </style:paragraph-properties>
    </style:style>
    <style:style style:name="T161" style:parent-style-name="DefaultParagraphFont" style:family="text">
      <style:text-properties style:font-name-asian="Times"/>
    </style:style>
    <style:style style:name="P162" style:parent-style-name="Standard" style:family="paragraph">
      <style:paragraph-properties fo:margin-left="1in">
        <style:tab-stops/>
      </style:paragraph-properties>
    </style:style>
    <style:style style:name="T163" style:parent-style-name="DefaultParagraphFont" style:family="text">
      <style:text-properties style:font-name-asian="Times"/>
    </style:style>
    <style:style style:name="P165" style:parent-style-name="Standard" style:family="paragraph">
      <style:text-properties style:font-name-asian="Times"/>
    </style:style>
    <style:style style:name="T177" style:parent-style-name="DefaultParagraphFont" style:family="text">
      <style:text-properties fo:font-weight="bold" style:font-weight-asian="bold"/>
    </style:style>
    <style:style style:name="T178" style:parent-style-name="DefaultParagraphFont" style:family="text">
      <style:text-properties fo:font-weight="bold" style:font-weight-asian="bold"/>
    </style:style>
    <style:style style:name="T179" style:parent-style-name="DefaultParagraphFont" style:family="text">
      <style:text-properties fo:font-weight="bold" style:font-weight-asian="bold"/>
    </style:style>
    <style:style style:name="T181" style:parent-style-name="DefaultParagraphFont" style:family="text">
      <style:text-properties style:font-name-asian="Times"/>
    </style:style>
    <style:style style:name="T182" style:parent-style-name="DefaultParagraphFont" style:family="text">
      <style:text-properties fo:font-size="12pt" style:font-size-asian="12pt" style:font-size-complex="12pt"/>
    </style:style>
    <style:style style:name="P183" style:parent-style-name="ListParagraph" style:list-style-name="WW8Num3" style:family="paragraph">
      <style:paragraph-properties fo:text-align="justify">
        <style:tab-stops>
          <style:tab-stop style:type="left" style:position="0.5in"/>
        </style:tab-stops>
      </style:paragraph-properties>
    </style:style>
    <style:style style:name="P184" style:parent-style-name="ListParagraph" style:list-style-name="WW8Num3" style:family="paragraph">
      <style:paragraph-properties fo:text-align="justify">
        <style:tab-stops>
          <style:tab-stop style:type="left" style:position="0.5in"/>
        </style:tab-stops>
      </style:paragraph-properties>
    </style:style>
    <style:style style:name="P185" style:parent-style-name="ListParagraph" style:list-style-name="WW8Num3" style:family="paragraph">
      <style:paragraph-properties fo:text-align="justify">
        <style:tab-stops>
          <style:tab-stop style:type="left" style:position="0.5in"/>
        </style:tab-stops>
      </style:paragraph-properties>
    </style:style>
    <style:style style:name="P186" style:parent-style-name="ListParagraph" style:list-style-name="WW8Num3" style:family="paragraph">
      <style:paragraph-properties fo:text-align="justify">
        <style:tab-stops>
          <style:tab-stop style:type="left" style:position="0.5in"/>
        </style:tab-stops>
      </style:paragraph-properties>
    </style:style>
    <style:style style:name="P187" style:parent-style-name="ListParagraph" style:list-style-name="WW8Num3" style:family="paragraph">
      <style:paragraph-properties fo:text-align="justify">
        <style:tab-stops>
          <style:tab-stop style:type="left" style:position="0.5in"/>
        </style:tab-stops>
      </style:paragraph-properties>
    </style:style>
    <style:style style:name="P188" style:parent-style-name="ListParagraph" style:list-style-name="WW8Num3" style:family="paragraph">
      <style:paragraph-properties fo:text-align="justify">
        <style:tab-stops>
          <style:tab-stop style:type="left" style:position="0.5in"/>
        </style:tab-stops>
      </style:paragraph-properties>
    </style:style>
    <style:style style:name="T194" style:parent-style-name="DefaultParagraphFont" style:family="text">
      <style:text-properties style:font-name-asian="Times"/>
    </style:style>
    <style:style style:name="P195" style:parent-style-name="Heading3" style:list-style-name="WW8Num5" style:family="paragraph"/>
    <style:style style:name="T196" style:parent-style-name="DefaultParagraphFont" style:family="text">
      <style:text-properties fo:font-weight="normal" style:font-weight-asian="normal" style:font-size-complex="12pt"/>
    </style:style>
    <style:style style:name="T197" style:parent-style-name="DefaultParagraphFont" style:family="text">
      <style:text-properties style:font-size-complex="12pt"/>
    </style:style>
    <style:style style:name="P198" style:parent-style-name="Standard" style:list-style-name="WW8Num5" style:family="paragraph">
      <style:paragraph-properties fo:text-align="justify"/>
    </style:style>
    <style:style style:name="T199" style:parent-style-name="DefaultParagraphFont" style:family="text">
      <style:text-properties style:font-name-asian="Times"/>
    </style:style>
    <style:style style:name="P200" style:parent-style-name="Standard" style:list-style-name="WW8Num6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P201" style:parent-style-name="Standard" style:list-style-name="WW8Num6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P202" style:parent-style-name="Standard" style:list-style-name="WW8Num6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P203" style:parent-style-name="Standard" style:family="paragraph">
      <style:paragraph-properties fo:text-align="justify" fo:margin-left="0.5in">
        <style:tab-stops/>
      </style:paragraph-properties>
    </style:style>
    <style:style style:name="T204" style:parent-style-name="DefaultParagraphFont" style:family="text">
      <style:text-properties style:font-name-asian="Times"/>
    </style:style>
    <style:style style:name="T208" style:parent-style-name="DefaultParagraphFont" style:family="text">
      <style:text-properties style:font-name-asian="Times"/>
    </style:style>
    <style:style style:name="P209" style:parent-style-name="Standard" style:list-style-name="WW8Num8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P210" style:parent-style-name="Standard" style:family="paragraph">
      <style:paragraph-properties fo:text-align="justify"/>
    </style:style>
    <style:style style:name="T211" style:parent-style-name="DefaultParagraphFont" style:family="text">
      <style:text-properties style:font-name-asian="Times"/>
    </style:style>
    <style:style style:name="P212" style:parent-style-name="Standard" style:list-style-name="WW8Num9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213" style:parent-style-name="DefaultParagraphFont" style:family="text">
      <style:text-properties style:font-name-asian="Times"/>
    </style:style>
    <style:style style:name="T216" style:parent-style-name="DefaultParagraphFont" style:family="text">
      <style:text-properties style:font-name-asian="Times" style:font-weight-complex="bold"/>
    </style:style>
    <style:style style:name="T217" style:parent-style-name="DefaultParagraphFont" style:family="text">
      <style:text-properties style:font-weight-complex="bold"/>
    </style:style>
    <style:style style:name="P218" style:parent-style-name="ListParagraph" style:list-style-name="WW8Num17" style:family="paragraph">
      <style:paragraph-properties>
        <style:tab-stops>
          <style:tab-stop style:type="left" style:position="0.5in"/>
        </style:tab-stops>
      </style:paragraph-properties>
    </style:style>
    <style:style style:name="P219" style:parent-style-name="ListParagraph" style:list-style-name="WW8Num17" style:family="paragraph">
      <style:paragraph-properties fo:text-align="justify">
        <style:tab-stops>
          <style:tab-stop style:type="left" style:position="0.5in"/>
        </style:tab-stops>
      </style:paragraph-properties>
    </style:style>
    <style:style style:name="P220" style:parent-style-name="ListParagraph" style:list-style-name="WW8Num16" style:family="paragraph">
      <style:paragraph-properties fo:text-align="justify">
        <style:tab-stops>
          <style:tab-stop style:type="left" style:position="0.5in"/>
        </style:tab-stops>
      </style:paragraph-properties>
    </style:style>
    <style:style style:name="P221" style:parent-style-name="ListParagraph" style:list-style-name="WW8Num16" style:family="paragraph">
      <style:paragraph-properties fo:text-align="justify">
        <style:tab-stops>
          <style:tab-stop style:type="left" style:position="0.5in"/>
        </style:tab-stops>
      </style:paragraph-properties>
    </style:style>
    <style:style style:name="P222" style:parent-style-name="ListParagraph" style:list-style-name="WW8Num19" style:family="paragraph">
      <style:paragraph-properties fo:text-align="justify">
        <style:tab-stops>
          <style:tab-stop style:type="left" style:position="0.5in"/>
        </style:tab-stops>
      </style:paragraph-properties>
    </style:style>
    <style:style style:name="P223" style:parent-style-name="ListParagraph" style:list-style-name="WW8Num19" style:family="paragraph">
      <style:paragraph-properties fo:text-align="justify">
        <style:tab-stops>
          <style:tab-stop style:type="left" style:position="0.5in"/>
        </style:tab-stops>
      </style:paragraph-properties>
    </style:style>
    <style:style style:name="P224" style:parent-style-name="ListParagraph" style:family="paragraph">
      <style:paragraph-properties fo:text-align="justify"/>
    </style:style>
    <style:style style:name="auto-1204216394_1" style:family="text">
      <style:text-properties fo:font-weight="bold" fo:font-size="15pt"/>
    </style:style>
    <style:style style:name="auto-1204216394_2" style:parent-style-name="DefaultParagraphFont" style:family="text">
      <style:text-properties fo:font-weight="normal" style:font-weight-asian="bold"/>
    </style:style>
    <style:style style:parent-style-name="Standard" style:family="paragraph" style:name="auto-1204216394_3">
      <style:text-properties style:font-name="Times" style:font-name-asian="Times New Roman" style:font-name-complex="Times" fo:font-weight="normal" style:font-weight-asian="bold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0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false"/>
    </style:style>
    <style:style style:name="auto-1204216394_4" style:family="text">
      <style:text-properties fo:font-size="15pt" fo:font-weight="bold" fo:font-style="normal"/>
    </style:style>
    <style:style style:name="auto-1204216394_6" style:parent-style-name="Standard" style:family="paragraph">
      <style:paragraph-properties fo:margin-left="0.5in" fo:text-align="left"/>
    </style:style>
    <style:style style:name="auto-1204216394_7" style:family="text">
      <style:text-properties fo:font-weight="normal" fo:font-size="16pt"/>
    </style:style>
    <style:style style:name="auto-1204216394_9" style:parent-style-name="Standard" style:family="paragraph">
      <style:paragraph-properties fo:margin-left="0.5in" fo:text-align="left"/>
      <style:text-properties style:font-name="Times" style:font-name-asian="Times New Roman" style:font-name-complex="Time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6pt" style:font-size-asian="12pt" style:font-size-complex="10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false"/>
    </style:style>
    <style:style style:name="auto-1204216394_10" style:family="text">
      <style:text-properties fo:font-size="12pt" fo:font-weight="bold"/>
    </style:style>
    <style:style style:name="auto-1204216394_12" style:parent-style-name="Standard" style:family="paragraph">
      <style:paragraph-properties fo:margin-left="0.5in" fo:text-align="left"/>
      <style:text-properties style:font-name="Times" style:font-name-asian="Times New Roman" style:font-name-complex="Time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6pt" style:font-size-asian="12pt" style:font-size-complex="10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false"/>
    </style:style>
    <style:style style:name="auto-1204216394_13" style:family="text">
      <style:text-properties fo:font-weight="bold" fo:font-size="15pt" fo:font-style="normal"/>
    </style:style>
    <style:style style:name="auto-1204216394_18" style:family="text">
      <style:text-properties fo:font-weight="bold" fo:font-size="15pt" fo:font-style="normal"/>
    </style:style>
    <style:style style:name="auto-1204216394_19" style:family="text">
      <style:text-properties fo:font-weight="bold"/>
    </style:style>
    <style:style style:name="auto-1204216394_20" style:family="text">
      <style:text-properties fo:font-weight="normal"/>
    </style:style>
    <style:style style:name="auto-1204216394_21" style:family="text">
      <style:text-properties fo:font-weight="normal"/>
    </style:style>
    <style:style style:name="auto-1204216394_22" style:family="text">
      <style:text-properties fo:font-weight="normal"/>
    </style:style>
    <style:style style:name="auto-1204216394_27" style:family="text">
      <style:text-properties fo:font-size="15pt" fo:font-weight="bold"/>
    </style:style>
    <style:style style:name="auto-1204216394_28" style:family="text">
      <style:text-properties fo:font-size="15pt" fo:font-weight="bold" style:text-underline-style="solid"/>
    </style:style>
    <style:style style:name="auto-1204216394_29" style:family="text">
      <style:text-properties fo:font-size="15pt" fo:font-weight="bold"/>
    </style:style>
    <style:style style:name="auto-1204216394_31" style:family="text">
      <style:text-properties fo:font-size="15pt" fo:font-weight="bold" style:text-underline-style="none"/>
    </style:style>
    <style:style style:name="auto-1204216394_32" style:family="text">
      <style:text-properties fo:font-size="15pt" fo:font-weight="bold" style:text-underline-style="none"/>
    </style:style>
    <style:style style:parent-style-name="Standard" style:family="paragraph" style:name="auto-1204216394_33">
      <style:text-properties style:font-name="Times" style:font-name-asian="Times New Roman" style:font-name-complex="Times" fo:font-weight="bold" style:font-weight-asian="bold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5pt" style:font-size-asian="12pt" style:font-size-complex="10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false" style:text-underline-style="none"/>
    </style:style>
    <style:style style:name="auto-1204216394_35" style:family="text">
      <style:text-properties fo:font-weight="bold"/>
    </style:style>
    <style:style style:name="auto-1204216394_36" style:family="text">
      <style:text-properties fo:font-weight="bold"/>
    </style:style>
    <style:style style:name="auto-1204216394_37" style:family="text">
      <style:text-properties fo:font-weight="bold"/>
    </style:style>
    <style:style style:name="auto-1204216394_38" style:family="text">
      <style:text-properties fo:font-weight="bold"/>
    </style:style>
    <style:style style:name="auto-1204216394_39" style:family="text">
      <style:text-properties fo:font-weight="bold"/>
    </style:style>
  </office:automatic-styles>
  <office:body>
    <office:text text:use-soft-page-breaks="true">
      <text:p text:style-name="P1"/>
      <text:p text:style-name="Heading">Software Requirements Specification</text:p>
      <text:p text:style-name="P3">for</text:p>
      <text:p text:style-name="Heading">Environment Protection System</text:p>
      <text:p text:style-name="ByLine">Version 1.0 approved</text:p>
      <text:p text:style-name="ByLine"><text:span text:style-name="StrongEmphasis">Prepared by</text:span></text:p>
      <text:p text:style-name="P4">Vaghasiya Ravi (CE133)</text:p>
      <text:p text:style-name="P5">Parth Thakarar(CE131)</text:p>
      <text:p text:style-name="Standard"/>
      <text:p text:style-name="Standard"/>
      <text:p text:style-name="ByLine"><text:span text:style-name="T6"><text:s/></text:span>DDU</text:p>
      <text:p text:style-name="ByLine">16 January - 2018</text:p>
      <text:p text:style-name="P7"><text:bookmark-start text:name="__RefHeading___Toc441230970"/><text:soft-page-break/>Table of<text:s/>Contents<text:bookmark-end text:name="__RefHeading___Toc441230970"/></text:p>
      <text:table-of-content text:name="_TOC0">
        <text:table-of-content-source text:outline-level="1" text:use-outline-level="true" text:use-index-marks="false" text:use-index-source-styles="tru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p text:style-name="P8">Table of Contents<text:tab/><text:a xlink:href="#__RefHeading___Toc441230970" office:target-frame-name="_top" xlink:show="replace"><text:span text:style-name="IndexLink">ii</text:span></text:a></text:p>
          <text:p text:style-name="P9">Revision History<text:tab/><text:a xlink:href="#__RefHeading___Toc441230971" office:target-frame-name="_top" xlink:show="replace"><text:span text:style-name="IndexLink">ii</text:span></text:a></text:p>
          <text:p text:style-name="P10">1.<text:tab/>Introduction<text:tab/><text:a xlink:href="#__RefHeading___Toc441230972" office:target-frame-name="_top" xlink:show="replace"><text:span text:style-name="IndexLink">1</text:span></text:a></text:p>
          <text:p text:style-name="P11"><text:span text:style-name="T12">1.1</text:span><text:span text:style-name="T13"><text:tab/>Purpose</text:span><text:span text:style-name="T14"><text:tab/></text:span><text:a xlink:href="#__RefHeading___Toc441230973" office:target-frame-name="_top" xlink:show="replace"><text:span text:style-name="T15">1</text:span></text:a></text:p>
          <text:p text:style-name="P16"><text:span text:style-name="T17">1.2</text:span><text:span text:style-name="T18"><text:tab/>Document Conventions</text:span><text:span text:style-name="T19"><text:tab/></text:span><text:a xlink:href="#__RefHeading___Toc441230974" office:target-frame-name="_top" xlink:show="replace"><text:span text:style-name="T20">1</text:span></text:a></text:p>
          <text:p text:style-name="P21"><text:span text:style-name="T22">1.3</text:span><text:span text:style-name="T23"><text:tab/>Intended Audience and Reading Suggestions</text:span><text:span text:style-name="T24"><text:tab/></text:span><text:a xlink:href="#__RefHeading___Toc441230975" office:target-frame-name="_top" xlink:show="replace"><text:span text:style-name="T25">1</text:span></text:a></text:p>
          <text:p text:style-name="P26"><text:span text:style-name="T27">1.4</text:span><text:span text:style-name="T28"><text:tab/>Product Scope</text:span><text:span text:style-name="T29"><text:tab/></text:span><text:a xlink:href="#__RefHeading___Toc441230976" office:target-frame-name="_top" xlink:show="replace"><text:span text:style-name="T30">1</text:span></text:a></text:p>
          <text:p text:style-name="P31"><text:span text:style-name="T32">1.5</text:span><text:span text:style-name="T33"><text:tab/>References</text:span><text:span text:style-name="T34"><text:tab/></text:span><text:a xlink:href="#__RefHeading___Toc441230977" office:target-frame-name="_top" xlink:show="replace"><text:span text:style-name="T35">1</text:span></text:a></text:p>
          <text:p text:style-name="P36">2.<text:tab/>Overall Description<text:tab/><text:a xlink:href="#__RefHeading___Toc441230978" office:target-frame-name="_top" xlink:show="replace"><text:span text:style-name="IndexLink">2</text:span></text:a></text:p>
          <text:p text:style-name="P37"><text:span text:style-name="T38">2.1</text:span><text:span text:style-name="T39"><text:tab/>Product Perspective</text:span><text:span text:style-name="T40"><text:tab/></text:span><text:a xlink:href="#__RefHeading___Toc441230979" office:target-frame-name="_top" xlink:show="replace"><text:span text:style-name="T41">2</text:span></text:a></text:p>
          <text:p text:style-name="P42"><text:span text:style-name="T43">2.2</text:span><text:span text:style-name="T44"><text:tab/></text:span><text:span text:style-name="T45">Product Functions</text:span><text:span text:style-name="T46"><text:tab/></text:span><text:a xlink:href="#__RefHeading___Toc441230980" office:target-frame-name="_top" xlink:show="replace"><text:span text:style-name="T47">2</text:span></text:a></text:p>
          <text:p text:style-name="P48"><text:span text:style-name="T49">2.3</text:span><text:span text:style-name="T50"><text:tab/>User Classes and Characteristics</text:span><text:span text:style-name="T51"><text:tab/></text:span><text:a xlink:href="#__RefHeading___Toc441230981" office:target-frame-name="_top" xlink:show="replace"><text:span text:style-name="T52">2</text:span></text:a></text:p>
          <text:p text:style-name="P53"><text:span text:style-name="T54">2.4</text:span><text:span text:style-name="T55"><text:tab/>Operating Environment</text:span><text:span text:style-name="T56"><text:tab/></text:span><text:a xlink:href="#__RefHeading___Toc441230982" office:target-frame-name="_top" xlink:show="replace"><text:span text:style-name="T57">2</text:span></text:a></text:p>
          <text:p text:style-name="P58"><text:span text:style-name="T59">2.5</text:span><text:span text:style-name="T60"><text:tab/>Design and Implementation C</text:span><text:span text:style-name="T61">onstraints</text:span><text:span text:style-name="T62"><text:tab/></text:span><text:a xlink:href="#__RefHeading___Toc441230983" office:target-frame-name="_top" xlink:show="replace"><text:span text:style-name="T63">2</text:span></text:a></text:p>
          <text:p text:style-name="P64"><text:span text:style-name="T65">2.6</text:span><text:span text:style-name="T66"><text:tab/>User Documentation</text:span><text:span text:style-name="T67"><text:tab/></text:span><text:a xlink:href="#__RefHeading___Toc441230984" office:target-frame-name="_top" xlink:show="replace"><text:span text:style-name="T68">2</text:span></text:a></text:p>
          <text:p text:style-name="P69">3.<text:tab/>System Features<text:tab/><text:a xlink:href="#__RefHeading___Toc441230991" office:target-frame-name="_top" xlink:show="replace"><text:span text:style-name="IndexLink">4</text:span></text:a></text:p>
          <text:p text:style-name="P70">4.<text:tab/>Non<text:span text:style-name="T71">-</text:span>Functional Requirements<text:tab/><text:a xlink:href="#__RefHeading___Toc441230994" office:target-frame-name="_top" xlink:show="replace"><text:span text:style-name="IndexLink">4</text:span></text:a></text:p>
        </text:index-body>
      </text:table-of-content>
      <text:p text:style-name="TOCEntry"><text:bookmark-start text:name="__RefHeading___Toc441230971"/>Revision History<text:bookmark-end text:name="__RefHeading___Toc441230971"/></text:p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P79">Name</text:p>
          </table:table-cell>
          <table:table-cell table:style-name="TableCell80">
            <text:p text:style-name="P81">Date</text:p>
          </table:table-cell>
          <table:table-cell table:style-name="TableCell82">
            <text:p text:style-name="P83">Reason For Changes</text:p>
          </table:table-cell>
          <table:table-cell table:style-name="TableCell84">
            <text:p text:style-name="P85">Version</text:p>
          </table:table-cell>
        </table:table-row>
        <table:table-row table:style-name="TableRow86"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</table:table>
      <text:h text:style-name="P104" text:outline-level="9" text:restart-numbering="true" text:start-value="1"><text:span text:style-name="auto-1204216394_4">1. Introduction</text:span><text:bookmark-start text:name="__RefHeading___Toc441230972"/><text:soft-page-break/><text:bookmark-end text:name="__RefHeading___Toc441230972"/></text:h>
      <text:list text:style-name="WW8Num2" text:continue-numbering="true">
        <text:list-item>
          <text:list>
            <text:list-item>
              <text:p text:style-name="P106"><text:bookmark-start text:name="__RefHeading___Toc441230973"/>Purpose<text:bookmark-end text:name="__RefHeading___Toc441230973"/></text:p>
            </text:list-item>
          </text:list>
        </text:list-item>
      </text:list>
      <text:p text:style-name="P107">The purpose of this document is to present a detailed description of the Online Environment Protection System<text:alphabetical-index-mark text:string-value="Web Publishing System"/>. It will<text:s/>explain the purpose and features of the system, the interfaces of the system, what the system will do, the constraints under which it must operate. This software requirements specification provides a complete description of all the function and specifications of system.</text:p>
      <text:list text:style-name="WW8Num2" text:continue-numbering="true">
        <text:list-item>
          <text:list>
            <text:list-item>
              <text:p text:style-name="P108"><text:bookmark-start text:name="__RefHeading___Toc441230974"/>Document Conventions<text:bookmark-end text:name="__RefHeading___Toc441230974"/></text:p>
            </text:list-item>
          </text:list>
        </text:list-item>
      </text:list>
      <text:p text:style-name="P109">All headings in this document are in bold. And the font used in this document is Times.</text:p>
      <text:list text:style-name="WW8Num2" text:continue-numbering="true">
        <text:list-item>
          <text:list>
            <text:list-item>
              <text:p text:style-name="P110"><text:bookmark-start text:name="__RefHeading___Toc441230975"/>Intended Audience and Reading Suggestions<text:bookmark-end text:name="__RefHeading___Toc441230975"/></text:p>
            </text:list-item>
          </text:list>
        </text:list-item>
      </text:list>
      <text:p text:style-name="P111">Administrators and Developers working on this system are both advised to read this<text:s/>Document.</text:p>
      <text:p text:style-name="P112"/>
      <text:list text:style-name="WW8Num2" text:continue-numbering="true">
        <text:list-item>
          <text:list>
            <text:list-item>
              <text:p text:style-name="P113"><text:bookmark-start text:name="__RefHeading___Toc441230976"/>Product Scope<text:bookmark-end text:name="__RefHeading___Toc441230976"/></text:p>
            </text:list-item>
          </text:list>
        </text:list-item>
      </text:list>
      <text:p text:style-name="P114">System provides all courses for all fields. Every citizen can access this system any time anywhere using web browser or mobile application.</text:p>
      <text:list text:style-name="WW8Num2" text:continue-numbering="true">
        <text:list-item>
          <text:list>
            <text:list-item>
              <text:p text:style-name="P115"><text:bookmark-start text:name="__RefHeading___Toc441230977"/>References<text:bookmark-end text:name="__RefHeading___Toc441230977"/></text:p>
            </text:list-item>
          </text:list>
        </text:list-item>
      </text:list>
      <text:p text:style-name="P116">[1] <text:s/>IEEE Std 830-1998: IEEE Recommended Practice for Software Requirements</text:p>
      <text:p text:style-name="P117"><text:span text:style-name="T118"><text:s/><text:s/><text:s/><text:s/><text:s/><text:s/><text:s/></text:span>Specifications</text:p>
      <text:p text:style-name="Standard"><text:span text:style-name="T119"><text:s/><text:s/><text:s/><text:s/><text:s/><text:s/><text:s/><text:s/><text:s/><text:s/><text:s/><text:s/></text:span>[2] (McGraw-Hill series in computer science) Roger S. Pressman-Software engineering_ a</text:p>
      <text:p text:style-name="P120"><text:span text:style-name="T121"><text:s/><text:s/><text:s/><text:s/><text:s/><text:s/><text:s/><text:s/></text:span>practitioner's approach-McGraw Hill</text:p>
      <text:p text:style-name="P120"><text:bookmark-start text:name="__RefHeading___Toc441230978"/><text:bookmark-end text:name="__RefHeading___Toc441230978"/><text:bookmark-start text:name="__RefHeading___Toc441230979"/></text:p>
      <text:p text:style-name="auto-1204216394_6"><text:span text:style-name="auto-1204216394_7">2. Overall Description</text:span></text:p>
      <text:p text:style-name="auto-1204216394_9"/>
      <text:p text:style-name="auto-1204216394_12"><text:span text:style-name="auto-1204216394_10">2.1</text:span><text:span text:style-name="auto-1204216394_7"/>Product Perspective<text:bookmark-end text:name="__RefHeading___Toc441230979"/></text:p>
      <text:p text:style-name="P123">Using the great influence of the internet on<text:s/>human beings the product is prepared in course to complain nearby activities which is not correct. This product will take a bridging role between all citizens and government bodies and make them bound on the online platform.</text:p>
      <text:p text:style-name="P123"><text:bookmark-start text:name="__RefHeading___Toc441230980"/></text:p>
      <text:p text:style-name="P123">Product Functions<text:bookmark-end text:name="__RefHeading___Toc441230980"/></text:p>
      <text:list text:style-name="WW8Num15">
        <text:list-item>
          <text:p text:style-name="P125">System will<text:s/>register complaints of citizens,</text:p>
        </text:list-item>
        <text:list-item>
          <text:p text:style-name="P126">System maintains citizens profile/history.</text:p>
        </text:list-item>
        <text:list-item>
          <text:p text:style-name="P127">System provides facility to change the status of complaint.</text:p>
        </text:list-item>
        <text:list-item>
          <text:p text:style-name="P128">System provides facility of give feedback/rating.</text:p>
        </text:list-item>
        <text:list-item>
          <text:p text:style-name="P129">System provides facility of wall to see recent problems of city.</text:p>
        </text:list-item>
        <text:list-item>
          <text:p text:style-name="P130">System set reminder for complaint.</text:p>
        </text:list-item>
      </text:list>
      <text:p text:style-name="P131"/>
      <text:p text:style-name="Standard"><text:s/><text:s/><text:s/><text:s/><text:s/><text:s/><text:s/><text:s/><text:s/><text:s/><text:s/><text:s/><text:bookmark-start text:name="__RefHeading___Toc441230981"/>User Classes and Characteristics<text:bookmark-end text:name="__RefHeading___Toc441230981"/></text:p>
      <text:p text:style-name="P135">Citizens: They register complaint or give suggestion</text:p>
      <text:p text:style-name="P136">Officer <text:s/>: They respond to complaint</text:p>
      <text:p text:style-name="P136"><text:bookmark-start text:name="__RefHeading___Toc441230982"/></text:p>
      <text:p text:style-name="P136">Operating Environment<text:bookmark-end text:name="__RefHeading___Toc441230982"/></text:p>
      <text:p text:style-name="P138">Users can access the application via web browser.</text:p>
      <text:p text:style-name="P138"><text:bookmark-start text:name="__RefHeading___Toc441230983"/></text:p>
      <text:p text:style-name="P138">Design<text:s/>and Implementation Constraint<text:bookmark-end text:name="__RefHeading___Toc441230983"/></text:p>
      <text:p text:style-name="P142"><text:span text:style-name="T143">Following technologies are available: <text:s/>Python with Django, HTML, CSS.</text:span></text:p>
      <text:p text:style-name="P144">For Database: MySQL, MongoDb</text:p>
      <text:p text:style-name="P147"><text:bookmark-start text:name="__RefHeading___Toc441230984"/>User<text:s/>Documentation<text:bookmark-end text:name="__RefHeading___Toc441230984"/></text:p>
      <text:p text:style-name="P148">A User manual is provided on our website.</text:p>
      <text:p text:style-name="Heading9"/>
      <text:p text:style-name="Heading9"><text:span text:style-name="auto-1204216394_1"/><text:span text:style-name="auto-1204216394_13">3. System Features</text:span><text:bookmark-start text:name="__RefHeading___Toc441230991"/><text:bookmark-end text:name="__RefHeading___Toc441230991"/></text:p>
      <text:p text:style-name="Standard"><text:span text:style-name="T150"/></text:p>
      <text:p text:style-name="Standard"><text:span text:style-name="auto-1204216394_27"/><text:span text:style-name="auto-1204216394_28"/><text:span text:style-name="auto-1204216394_31">3.1 <text:s/>Citizen Management</text:span><text:span text:style-name="T150"/></text:p>
      <text:p text:style-name="Standard"><text:span text:style-name="T150"/></text:p>
      <text:p text:style-name="Standard"><text:span text:style-name="T150">3.1.1:</text:span><text:span text:style-name="T150"><text:s/>The System shall allow citizens to create/update profile</text:span>.</text:p>
      <text:p text:style-name="Standard"><text:span text:style-name="T151"><text:s/><text:s/><text:s/><text:s/><text:s/><text:s/><text:s/></text:span><text:tab/><text:tab/>Input: Citizens will fill up a form to register</text:p>
      <text:p text:style-name="Standard"><text:span text:style-name="T152"><text:s/><text:s/><text:s/><text:s/><text:s/><text:s/><text:s/><text:s/></text:span><text:tab/><text:tab/>Output: Success or Failure message</text:p>
      <text:p text:style-name="P153"><text:span text:style-name="T154"><text:s/><text:s/><text:s/><text:s/><text:s/><text:s/><text:s/><text:s/><text:s/><text:s/></text:span>Citizens<text:s/>is allowed by the system to register and become a registered citizen. On a successful login citizens will be redirected to homepage and on a failure error message will be displayed.</text:p>
      <text:p text:style-name="P155"/>
      <text:p text:style-name="Standard"><text:span text:style-name="T156">3.1.2: The System shall provide facility to register complaint or suggesti</text:span><text:span text:style-name="T157">on<text:s/></text:span></text:p>
      <text:p text:style-name="P158"><text:span text:style-name="T159"><text:s/><text:s/><text:s/></text:span><text:tab/><text:tab/>Input: Citizens enters description of complaint or suggestion</text:p>
      <text:p text:style-name="P160"><text:span text:style-name="T161"><text:s/><text:s/><text:s/></text:span><text:tab/><text:tab/>Output: Status of request</text:p>
      <text:p text:style-name="P162"><text:span text:style-name="T163"><text:s/><text:s/><text:s/><text:s/><text:s/></text:span><text:tab/>The System will display the status of complaint according to automatic checking of quality of language.</text:p>
      <text:p text:style-name="P165"><text:s/></text:p>
      <text:p text:style-name="Standard"><text:span text:style-name="T177">3.1.3: The System shall provide facility to give feedback.</text:span></text:p>
      <text:soft-page-break/>
      <text:p text:style-name="Standard"><text:tab/><text:tab/>Input: feedback for solution of complaint<text:s/></text:p>
      <text:p text:style-name="Standard"><text:tab/><text:tab/>Output: Success or failure<text:s/>message</text:p>
      <text:p text:style-name="Standard"><text:tab/><text:tab/><text:tab/>Citizens gives feedback that what can be done more or how satisfied they are.</text:p>
      <text:p text:style-name="Standard"/>
      <text:p text:style-name="Standard"><text:span text:style-name="T178">3.1.4: The System shall provide facility of rating.</text:span></text:p>
      <text:p text:style-name="Standard"><text:tab/><text:tab/>Input: select star out of 5<text:s/></text:p>
      <text:p text:style-name="Standard"><text:tab/><text:tab/>Output: Display stars or error message if any</text:p>
      <text:p text:style-name="Standard"/>
      <text:p text:style-name="Standard"><text:span text:style-name="T179">3.1.5: The System shall provide facility to view the status of complain</text:span></text:p>
      <text:p text:style-name="Standard"><text:span text:style-name="T179"><text:tab/><text:tab/></text:span><text:span text:style-name="auto-1204216394_2">Input: The user selects the complain.</text:span></text:p>
      <text:p text:style-name="auto-1204216394_3"><text:tab/><text:tab/>Output: All the details and transition of <text:s/>complain will be displayed<text:span text:style-name="auto-1204216394_2"/>.</text:p>
      <text:p text:style-name="auto-1204216394_3"><text:span text:style-name="auto-1204216394_19"/></text:p>
      <text:p text:style-name="auto-1204216394_3"><text:span text:style-name="auto-1204216394_19">3.1.6: <text:s/>The System shall provide facility to reedem the rewards.</text:span></text:p>
      <text:p text:style-name="auto-1204216394_3"><text:span text:style-name="auto-1204216394_19"><text:s/><text:s/><text:s/><text:s/><text:s/><text:s/><text:s/><text:s/><text:s/><text:s/><text:s/><text:s/><text:s/><text:s/><text:s/><text:s/></text:span><text:span text:style-name="auto-1204216394_20">Input: Select the reward</text:span></text:p>
      <text:p text:style-name="auto-1204216394_3"><text:span text:style-name="auto-1204216394_20"/><text:span text:style-name="auto-1204216394_19"><text:tab/><text:tab/></text:span><text:span text:style-name="auto-1204216394_21">Output: Reward details will be shown</text:span></text:p>
      <text:p text:style-name="auto-1204216394_3"><text:span text:style-name="auto-1204216394_21"/><text:span text:style-name="auto-1204216394_22"><text:tab/><text:tab/>Process: The rewards will be given to user by calculating the valid complains or <text:tab/><text:tab/><text:tab/> <text:s/><text:s/><text:s/><text:s/><text:s/>suggestions.<text:s/></text:span></text:p>
      <text:p text:style-name="auto-1204216394_3"/>
      <text:p text:style-name="auto-1204216394_3"><text:span text:style-name="auto-1204216394_29"/><text:span text:style-name="auto-1204216394_32">3.2 Officer Management</text:span></text:p>
      <text:p text:style-name="auto-1204216394_33"><text:span text:style-name="auto-1204216394_32"/><text:span text:style-name="auto-1204216394_35"><text:s/></text:span></text:p>
      <text:p text:style-name="auto-1204216394_3"><text:span text:style-name="auto-1204216394_35"/><text:span text:style-name="auto-1204216394_36">3.2.1: The System shall provide facility to update status of complaint.</text:span></text:p>
      <text:p text:style-name="auto-1204216394_3"><text:s/><text:s/><text:s/><text:s/><text:s/><text:s/><text:s/><text:s/><text:s/><text:s/><text:tab/><text:tab/> Input: The officers selects the status of complaint</text:p>
      <text:p text:style-name="auto-1204216394_3"><text:s/><text:s/><text:s/><text:s/><text:s/><text:s/><text:s/><text:s/><text:s/><text:s/><text:s/><text:tab/><text:tab/>Output: Success or failure message</text:p>
      <text:p text:style-name="auto-1204216394_3"><text:tab/><text:tab/><text:tab/>According to current status of topic, it will be changed.</text:p>
      <text:p text:style-name="auto-1204216394_3"/>
      <text:p text:style-name="auto-1204216394_3"><text:span text:style-name="auto-1204216394_37">3.2.2: The System provide facility to give reply on complaint.</text:span></text:p>
      <text:p text:style-name="auto-1204216394_3"><text:s/><text:tab/><text:tab/>Input: <text:s/>The reply text</text:p>
      <text:p text:style-name="auto-1204216394_3"><text:tab/><text:tab/>Output: Success or failure message</text:p>
      <text:p text:style-name="auto-1204216394_3"><text:s/><text:s/><text:s/><text:s/><text:s/><text:s/><text:s/><text:s/><text:s/><text:s/><text:s/><text:s/><text:s/><text:s/><text:s/><text:s/><text:s/><text:s/><text:s/><text:s/><text:s/><text:s/><text:s/><text:s/><text:s/><text:s/><text:s/><text:s/><text:s/><text:s/>The officer gives information on complaint process.</text:p>
      <text:p text:style-name="auto-1204216394_3"/>
      <text:p text:style-name="auto-1204216394_3"><text:span text:style-name="auto-1204216394_38">3.2.3: The System shell provide facility to post on the wall of news feed.</text:span></text:p>
      <text:p text:style-name="auto-1204216394_3"><text:tab/><text:tab/>Input: The officer selects what to post</text:p>
      <text:p text:style-name="auto-1204216394_3"><text:tab/><text:tab/>Output: The post will be shown to all user's wall.</text:p>
      <text:p text:style-name="auto-1204216394_3"/>
      <text:p text:style-name="auto-1204216394_3"><text:span text:style-name="auto-1204216394_39">3.2.4: <text:s/>The System shell provide facility to prioritize the complains to be solved</text:span></text:p>
      <text:p text:style-name="auto-1204216394_3"><text:tab/><text:tab/>Input: Officer selecrs the complains</text:p>
      <text:p text:style-name="auto-1204216394_3"><text:tab/><text:tab/>Output: The priority will be changed.</text:p>
      <text:p text:style-name="auto-1204216394_3"/>
      <text:p text:style-name="auto-1204216394_3"><text:s/></text:p>
      <text:p text:style-name="auto-1204216394_3"/>
      <text:p text:style-name="auto-1204216394_3"/>
      <text:p text:style-name="Heading9"><text:s/><text:span text:style-name="auto-1204216394_18">Non-functional Requirements</text:span></text:p>
      <text:h text:style-name="Heading1" text:outline-level="1"><text:span text:style-name="T181"><text:s/></text:span><text:span text:style-name="T182">Performance Requirements</text:span></text:h>
      <text:list text:style-name="WW8Num3">
        <text:list-item>
          <text:p text:style-name="P183">Any page of the application should not take more than 6 seconds to load on a DSL broadband connection.</text:p>
        </text:list-item>
        <text:list-item>
          <text:p text:style-name="P184">The system may be throttled or slowed down on heavy loads to ensure service for everybody. By throttling is meant that<text:s/>certain functionality may be unavailable during heavy server load.</text:p>
        </text:list-item>
        <text:list-item>
          <text:p text:style-name="P185">The application should be able to support many concurrent users without any performance degradation and in future, installing additional hardware components.</text:p>
        </text:list-item>
      </text:list>
      <text:h text:style-name="Heading3" text:outline-level="3">Reliability/Availability Requirements</text:h>
      <text:list text:style-name="WW8Num3" text:continue-numbering="true">
        <text:list-item>
          <text:p text:style-name="P186">The system has to be online 24 hours a day, 7 days a week. There is no place for an extended downtime.</text:p>
        </text:list-item>
        <text:list-item>
          <text:p text:style-name="P187">The Mean Time Between Failure (if any) should not be less than 3 months.</text:p>
        </text:list-item>
        <text:list-item>
          <text:p text:style-name="P188">In case of a failure that leads to a system outrage the Mean Time to Repair should not be more than 2 hours.</text:p>
        </text:list-item>
      </text:list>
      <text:h text:style-name="Heading3" text:outline-level="3"><text:span text:style-name="T194"><text:s/></text:span>Usability</text:h>
      <text:list text:style-name="WW8Num5">
        <text:list-item>
          <text:p text:style-name="P195"><text:span text:style-name="T196">The user interface of the system should be very user friendly</text:span><text:span text:style-name="T197">.</text:span></text:p>
        </text:list-item>
        <text:list-item>
          <text:p text:style-name="P198">It should not take more than 120 seconds for a new user to register for an account.</text:p>
        </text:list-item>
      </text:list>
      <text:soft-page-break/>
      <text:h text:style-name="Heading3" text:outline-level="3"><text:span text:style-name="T199"><text:s/></text:span>Design<text:s/>Constraints</text:h>
      <text:list text:style-name="WW8Num6">
        <text:list-item>
          <text:p text:style-name="P200">Java and preferable web technologies should be used for development of the website.</text:p>
        </text:list-item>
        <text:list-item>
          <text:p text:style-name="P201">Apache’s Tomcat Web-Server should be used to deploy the application.</text:p>
        </text:list-item>
        <text:list-item>
          <text:p text:style-name="P202">MySQL should be used as the database.</text:p>
        </text:list-item>
      </text:list>
      <text:p text:style-name="P203"/>
      <text:h text:style-name="Heading3" text:outline-level="3"><text:span text:style-name="T204"><text:s/></text:span><text:span text:style-name="T208"><text:s/></text:span>Standards Constraint</text:h>
      <text:list text:style-name="WW8Num8">
        <text:list-item>
          <text:p text:style-name="P209">All the documents delivered should adhere to the IEEE standards for software engineering.</text:p>
        </text:list-item>
      </text:list>
      <text:p text:style-name="P210"/>
      <text:h text:style-name="Heading3" text:outline-level="3"><text:span text:style-name="T211"><text:s/></text:span>Legal Constraints</text:h>
      <text:list text:style-name="WW8Num9">
        <text:list-item>
          <text:p text:style-name="P212">All the images used on the site must be procured through legal channels and there should be no copyright violations.</text:p>
        </text:list-item>
      </text:list>
      <text:h text:style-name="Heading3" text:outline-level="3"><text:span text:style-name="T213"><text:s/></text:span><text:span text:style-name="T216"><text:s/></text:span><text:span text:style-name="T217">Maintainability</text:span></text:h>
      <text:list text:style-name="WW8Num17">
        <text:list-item>
          <text:p text:style-name="P218">The system should be developed in such a way that changes can be made easily, whether for bug fixes or to add new functionality.</text:p>
        </text:list-item>
        <text:list-item>
          <text:p text:style-name="P219">The system should be easy enough to maintain that someone else could do it with a manual and a few hours training.</text:p>
        </text:list-item>
      </text:list>
      <text:h text:style-name="Heading3" text:outline-level="3">Portability</text:h>
      <text:list text:style-name="WW8Num16">
        <text:list-item>
          <text:p text:style-name="P220">The system should be portable to various operating environments.</text:p>
        </text:list-item>
        <text:list-item>
          <text:p text:style-name="P221">Should the current hosting become too restricting for the system, the system must be portable enough to be moved over to a new server with minimal downtime.</text:p>
        </text:list-item>
      </text:list>
      <text:h text:style-name="Heading3" text:outline-level="3">Integrity</text:h>
      <text:list text:style-name="WW8Num19">
        <text:list-item>
          <text:p text:style-name="P222">The system should be able to protect and preserve transactions.</text:p>
        </text:list-item>
      </text:list>
      <text:h text:style-name="Heading3" text:outline-level="3">Manageability</text:h>
      <text:list text:style-name="WW8Num19" text:continue-numbering="true">
        <text:list-item>
          <text:p text:style-name="P223">The system should be developed in such a way that it can be easily reused, deployed and tested.</text:p>
        </text:list-item>
      </text:list>
      <text:p text:style-name="P224"/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Liberation Serif" svg:font-family="Liberation Serif" style:font-family-generic="roman" style:font-pitch="variable"/>
    <style:font-face style:name="AR PL UMing HK" svg:font-family="AR PL UMing HK" style:font-family-generic="system" style:font-pitch="variable"/>
    <style:font-face style:name="Lohit Devanagari" svg:font-family="Lohit Devanagari" style:font-family-generic="system"/>
    <style:font-face style:name="Times" svg:font-family="Times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OpenSymbol, 'Segoe UI Symbol'" style:font-charset="x-symbol" svg:font-family="OpenSymbol, 'Segoe UI Symbol'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AR PL UMing HK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3333in" fo:margin-bottom="0.1666in" style:line-height-at-least="0.1666in"/>
      <style:text-properties fo:font-weight="bold" style:font-weight-asian="bold" fo:font-size="18pt" style:font-size-asian="18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1944in" fo:margin-bottom="0.1944in" style:line-height-at-least="0.1666in"/>
      <style:text-properties fo:font-weight="bold" style:font-weight-asian="bold" fo:font-size="14pt" style:font-size-asian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margin-top="0.1666in" fo:margin-bottom="0.1666in"/>
      <style:text-properties fo:font-weight="bold" style:font-weight-asian="bold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text-align="justify" fo:margin-top="0.1666in" fo:margin-bottom="0.0416in" fo:line-height="0.1527in"/>
      <style:text-properties style:font-name="Times New Roman" style:font-name-complex="Times New Roman" fo:font-weight="bold" style:font-weight-asian="bold" fo:font-style="italic" style:font-style-asian="italic" fo:font-size="11pt" style:font-size-asian="11pt" fo:hyphenate="false"/>
    </style:style>
    <style:style style:name="Heading5" style:display-name="Heading 5" style:family="paragraph" style:parent-style-name="Standard" style:next-style-name="Standard" style:default-outline-level="5">
      <style:paragraph-properties fo:text-align="justify" fo:margin-top="0.1666in" fo:margin-bottom="0.0416in" fo:line-height="0.1527in"/>
      <style:text-properties style:font-name="Arial" style:font-name-asian="Arial" style:font-name-complex="Arial" fo:font-size="11pt" style:font-size-asian="11pt" fo:hyphenate="false"/>
    </style:style>
    <style:style style:name="Heading6" style:display-name="Heading 6" style:family="paragraph" style:parent-style-name="Standard" style:next-style-name="Standard" style:default-outline-level="6">
      <style:paragraph-properties fo:text-align="justify" fo:margin-top="0.1666in" fo:margin-bottom="0.0416in" fo:line-height="0.1527in"/>
      <style:text-properties style:font-name="Arial" style:font-name-asian="Arial" style:font-name-complex="Arial" fo:font-style="italic" style:font-style-asian="italic" fo:font-size="11pt" style:font-size-asian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text-align="justify" fo:margin-top="0.1666in" fo:margin-bottom="0.0416in" fo:line-height="0.1527in"/>
      <style:text-properties style:font-name="Arial" style:font-name-asian="Arial" style:font-name-complex="Arial" fo:font-size="10pt" style:font-size-asian="10pt" fo:hyphenate="false"/>
    </style:style>
    <style:style style:name="Heading8" style:display-name="Heading 8" style:family="paragraph" style:parent-style-name="Standard" style:next-style-name="Standard" style:default-outline-level="8">
      <style:paragraph-properties fo:text-align="justify" fo:margin-top="0.1666in" fo:margin-bottom="0.0416in" fo:line-height="0.1527in"/>
      <style:text-properties style:font-name="Arial" style:font-name-asian="Arial" style:font-name-complex="Arial" fo:font-style="italic" style:font-style-asian="italic" fo:font-size="10pt" style:font-size-asian="10pt" fo:hyphenate="false"/>
    </style:style>
    <style:style style:name="Heading9" style:display-name="Heading 9" style:family="paragraph" style:parent-style-name="Standard" style:next-style-name="Standard" style:default-outline-level="9">
      <style:paragraph-properties fo:text-align="justify" fo:margin-top="0.1666in" fo:margin-bottom="0.0416in" fo:line-height="0.1527in"/>
      <style:text-properties style:font-name="Arial" style:font-name-asian="Arial" style:font-name-complex="Arial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line-height="0.1666in"/>
      <style:text-properties style:font-name="Times" style:font-name-asian="Times New Roman" style:font-name-complex="Times" style:font-size-complex="10pt" fo:hyphenate="false"/>
    </style:style>
    <style:style style:name="Heading" style:display-name="Heading" style:family="paragraph" style:parent-style-name="Standard" style:next-style-name="Textbody">
      <style:paragraph-properties fo:text-align="end" fo:margin-top="0.1666in" fo:margin-bottom="0.5in" fo:line-height="100%"/>
      <style:text-properties style:font-name="Arial" style:font-name-asian="Arial" style:font-name-complex="Arial" fo:font-weight="bold" style:font-weight-asian="bold" fo:font-size="32pt" style:font-size-asian="32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font-weight="bold" style:font-weight-asian="bold" fo:font-style="italic" style:font-style-asian="italic" fo:font-size="10pt" style:font-size-asian="10pt" fo:hyphenate="false"/>
    </style:style>
    <style:style style:name="bullet" style:display-name="bullet" style:family="paragraph" style:parent-style-name="Standard">
      <style:text-properties style:font-name="Arial" style:font-name-asian="Arial" style:font-name-complex="Arial" fo:font-size="10pt" style:font-size-asian="10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font-weight="bold" style:font-weight-asian="bold" fo:font-style="italic" style:font-style-asian="italic" fo:font-size="10pt" style:font-size-asian="10pt" fo:hyphenate="false"/>
    </style:style>
    <style:style style:name="heading10" style:display-name="heading1" style:family="paragraph" style:parent-style-name="Standard">
      <style:paragraph-properties>
        <style:tab-stops>
          <style:tab-stop style:type="left" style:position="0.3125in"/>
          <style:tab-stop style:type="left" style:position="0.75in"/>
          <style:tab-stop style:type="left" style:position="1.25in"/>
          <style:tab-stop style:type="left" style:position="1.8125in"/>
        </style:tab-stops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text-align="justify" fo:margin-top="0.0416in" fo:line-height="0.1527in" fo:margin-left="0.25in" fo:text-indent="-0.25in">
        <style:tab-stops>
          <style:tab-stop style:type="left" style:position="0.25in"/>
          <style:tab-stop style:type="right" style:leader-style="dotted" style:leader-text="." style:position="6.5in"/>
        </style:tab-stops>
      </style:paragraph-properties>
      <style:text-properties fo:font-weight="bold" style:font-weight-asian="bold" fo:hyphenate="false"/>
    </style:style>
    <style:style style:name="Contents2" style:display-name="Contents 2" style:family="paragraph" style:parent-style-name="Standard" style:next-style-name="Standard">
      <style:paragraph-properties fo:text-align="justify" fo:line-height="0.1527in" fo:margin-left="0.1875in">
        <style:tab-stops>
          <style:tab-stop style:type="right" style:leader-style="dotted" style:leader-text="." style:position="6.5in"/>
        </style:tab-stops>
      </style:paragraph-properties>
      <style:text-properties fo:font-size="11pt" style:font-size-asian="11pt" fo:hyphenate="false"/>
    </style:style>
    <style:style style:name="level4" style:display-name="level 4" style:family="paragraph" style:parent-style-name="Standard">
      <style:paragraph-properties fo:margin-top="0.0833in" fo:margin-bottom="0.0833in" fo:margin-left="0.4402in">
        <style:tab-stops/>
      </style:paragraph-properties>
      <style:text-properties fo:hyphenate="false"/>
    </style:style>
    <style:style style:name="level5" style:display-name="level 5" style:family="paragraph" style:parent-style-name="Standard">
      <style:paragraph-properties fo:margin-left="1in">
        <style:tab-stops>
          <style:tab-stop style:type="left" style:position="1.75in"/>
        </style:tab-stops>
      </style:paragraph-properties>
      <style:text-properties fo:hyphenate="false"/>
    </style:style>
    <style:style style:name="TOCEntry" style:display-name="TOCEntry" style:family="paragraph" style:parent-style-name="Standard">
      <style:paragraph-properties fo:keep-with-next="always" fo:keep-together="always" fo:margin-top="0.0833in" fo:margin-bottom="0.1666in" style:line-height-at-least="0.1666in"/>
      <style:text-properties fo:font-weight="bold" style:font-weight-asian="bold" fo:font-size="18pt" style:font-size-asian="18pt" fo:hyphenate="false"/>
    </style:style>
    <style:style style:name="Contents3" style:display-name="Contents 3" style:family="paragraph" style:parent-style-name="Standard" style:next-style-name="Standard">
      <style:paragraph-properties fo:margin-left="0.3333in">
        <style:tab-stops>
          <style:tab-stop style:type="left" style:position="0.8333in"/>
          <style:tab-stop style:type="right" style:leader-style="dotted" style:leader-text="." style:position="6.5in"/>
        </style:tab-stops>
      </style:paragraph-properties>
      <style:text-properties fo:font-size="11pt" style:font-size-asian="11pt" fo:hyphenate="false"/>
    </style:style>
    <style:style style:name="Contents4" style:display-name="Contents 4" style:family="paragraph" style:parent-style-name="Standard" style:next-style-name="Standard">
      <style:paragraph-properties fo:margin-left="0.5in">
        <style:tab-stops>
          <style:tab-stop style:type="right" style:leader-style="dotted" style:leader-text="." style:position="6.5in"/>
        </style:tab-stops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6666in">
        <style:tab-stops>
          <style:tab-stop style:type="right" style:leader-style="dotted" style:leader-text="." style:position="6.5in"/>
        </style:tab-stops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8333in">
        <style:tab-stops>
          <style:tab-stop style:type="right" style:leader-style="dotted" style:leader-text="." style:position="6.5in"/>
        </style:tab-stops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1in">
        <style:tab-stops>
          <style:tab-stop style:type="right" style:leader-style="dotted" style:leader-text="." style:position="6.5in"/>
        </style:tab-stops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1.1666in">
        <style:tab-stops>
          <style:tab-stop style:type="right" style:leader-style="dotted" style:leader-text="." style:position="6.5in"/>
        </style:tab-stops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3333in">
        <style:tab-stops>
          <style:tab-stop style:type="right" style:leader-style="dotted" style:leader-text="." style:position="6.5in"/>
        </style:tab-stops>
      </style:paragraph-properties>
      <style:text-properties fo:hyphenate="false"/>
    </style:style>
    <style:style style:name="template" style:display-name="template" style:family="paragraph" style:parent-style-name="Standard">
      <style:text-properties style:font-name="Arial" style:font-name-asian="Arial" style:font-name-complex="Arial" fo:font-style="italic" style:font-style-asian="italic" fo:font-size="11pt" style:font-size-asian="11pt" fo:hyphenate="false"/>
    </style:style>
    <style:style style:name="level3text" style:display-name="level 3 text" style:family="paragraph" style:parent-style-name="Standard">
      <style:paragraph-properties fo:line-height="0.1527in" fo:margin-left="0.9375in" fo:text-indent="-0.4972in">
        <style:tab-stops/>
      </style:paragraph-properties>
      <style:text-properties style:font-name="Arial" style:font-name-asian="Arial" style:font-name-complex="Arial" fo:font-style="italic" style:font-style-asian="italic" fo:font-size="11pt" style:font-size-asian="11pt" fo:hyphenate="false"/>
    </style:style>
    <style:style style:name="requirement" style:display-name="requirement" style:family="paragraph" style:parent-style-name="level4">
      <style:paragraph-properties fo:margin-top="0in" fo:margin-bottom="0in" fo:margin-left="1.6305in" fo:text-indent="-0.6902in">
        <style:tab-stops/>
      </style:paragraph-properties>
      <style:text-properties style:font-name="Times New Roman" style:font-name-complex="Times New Roman" fo:hyphenate="false"/>
    </style:style>
    <style:style style:name="ByLine" style:display-name="ByLine" style:family="paragraph" style:parent-style-name="Heading">
      <style:text-properties fo:font-size="14pt" style:font-size-asian="14pt" fo:hyphenate="false"/>
    </style:style>
    <style:style style:name="ChangeHistoryTitle" style:display-name="ChangeHistory Title" style:family="paragraph" style:parent-style-name="Standard">
      <style:paragraph-properties fo:keep-with-next="always" fo:text-align="center" fo:margin-top="0.0416in" fo:margin-bottom="0.0416in" fo:line-height="100%"/>
      <style:text-properties style:font-name="Arial" style:font-name-asian="Arial" style:font-name-complex="Arial" fo:font-weight="bold" style:font-weight-asian="bold" fo:font-size="18pt" style:font-size-asian="18pt" fo:hyphenate="false"/>
    </style:style>
    <style:style style:name="SuperTitle" style:display-name="SuperTitle" style:family="paragraph" style:parent-style-name="Heading" style:next-style-name="Standard">
      <style:paragraph-properties fo:border-top="0.0833in solid #000000" fo:border-left="none" fo:border-bottom="none" fo:border-right="none" fo:padding-top="0.0138in" fo:padding-left="0in" fo:padding-bottom="0in" fo:padding-right="0in" style:shadow="none" fo:margin-top="0.6666in" fo:margin-bottom="0in"/>
      <style:text-properties fo:font-size="14pt" style:font-size-asian="14pt" fo:hyphenate="false"/>
    </style:style>
    <style:style style:name="line" style:display-name="line" style:family="paragraph" style:parent-style-name="Heading">
      <style:paragraph-properties fo:border-top="0.0625in solid #000000" fo:border-left="none" fo:border-bottom="none" fo:border-right="none" fo:padding-top="0.0138in" fo:padding-left="0in" fo:padding-bottom="0in" fo:padding-right="0in" style:shadow="none" fo:margin-bottom="0in"/>
      <style:text-properties fo:font-size="20pt" style:font-size-asian="2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itle" style:display-name="Title" style:family="paragraph" style:parent-style-name="Standard" style:next-style-name="Standard">
      <style:paragraph-properties fo:text-align="center" fo:margin-top="0.1666in" fo:margin-bottom="0.0416in"/>
      <style:text-properties style:font-name="Calibri Light" style:font-name-complex="Mangal" fo:font-weight="bold" style:font-weight-asian="bold" style:font-weight-complex="bold" fo:font-size="16pt" style:font-size-asian="16pt" style:font-size-complex="14.5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Symbol" style:font-name-asian="Symbol" style:font-name-complex="Symbol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Symbol" style:font-name-asian="Symbol" style:font-name-complex="OpenSymbol, 'Segoe UI Symbol'"/>
    </style:style>
    <style:style style:name="WW8Num5z1" style:display-name="WW8Num5z1" style:family="text">
      <style:text-properties style:font-name="OpenSymbol, 'Segoe UI Symbol'" style:font-name-asian="OpenSymbol, 'Segoe UI Symbol'" style:font-name-complex="OpenSymbol, 'Segoe UI Symbol'"/>
    </style:style>
    <style:style style:name="WW8Num6z0" style:display-name="WW8Num6z0" style:family="text">
      <style:text-properties style:font-name="Symbol" style:font-name-asian="Symbol" style:font-name-complex="OpenSymbol, 'Segoe UI Symbol'"/>
    </style:style>
    <style:style style:name="WW8Num6z1" style:display-name="WW8Num6z1" style:family="text">
      <style:text-properties style:font-name="OpenSymbol, 'Segoe UI Symbol'" style:font-name-asian="OpenSymbol, 'Segoe UI Symbol'" style:font-name-complex="OpenSymbol, 'Segoe UI Symbol'"/>
    </style:style>
    <style:style style:name="WW8Num7z0" style:display-name="WW8Num7z0" style:family="text">
      <style:text-properties style:font-name="Symbol" style:font-name-asian="Symbol" style:font-name-complex="OpenSymbol, 'Segoe UI Symbol'"/>
    </style:style>
    <style:style style:name="WW8Num7z1" style:display-name="WW8Num7z1" style:family="text">
      <style:text-properties style:font-name="OpenSymbol, 'Segoe UI Symbol'" style:font-name-asian="OpenSymbol, 'Segoe UI Symbol'" style:font-name-complex="OpenSymbol, 'Segoe UI Symbol'"/>
    </style:style>
    <style:style style:name="WW8Num8z0" style:display-name="WW8Num8z0" style:family="text">
      <style:text-properties style:font-name="Symbol" style:font-name-asian="Symbol" style:font-name-complex="OpenSymbol, 'Segoe UI Symbol'"/>
    </style:style>
    <style:style style:name="WW8Num8z1" style:display-name="WW8Num8z1" style:family="text">
      <style:text-properties style:font-name="OpenSymbol, 'Segoe UI Symbol'" style:font-name-asian="OpenSymbol, 'Segoe UI Symbol'" style:font-name-complex="OpenSymbol, 'Segoe UI Symbol'"/>
    </style:style>
    <style:style style:name="WW8Num9z0" style:display-name="WW8Num9z0" style:family="text">
      <style:text-properties style:font-name="Symbol" style:font-name-asian="Symbol" style:font-name-complex="OpenSymbol, 'Segoe UI Symbol'"/>
    </style:style>
    <style:style style:name="WW8Num9z1" style:display-name="WW8Num9z1" style:family="text">
      <style:text-properties style:font-name="OpenSymbol, 'Segoe UI Symbol'" style:font-name-asian="OpenSymbol, 'Segoe UI Symbol'" style:font-name-complex="OpenSymbol, 'Segoe UI Symbol'"/>
    </style:style>
    <style:style style:name="WW8Num10z0" style:display-name="WW8Num10z0" style:family="text">
      <style:text-properties style:font-name="Symbol" style:font-name-asian="Symbol" style:font-name-complex="OpenSymbol, 'Segoe UI Symbol'"/>
    </style:style>
    <style:style style:name="WW8Num10z1" style:display-name="WW8Num10z1" style:family="text">
      <style:text-properties style:font-name="OpenSymbol, 'Segoe UI Symbol'" style:font-name-asian="OpenSymbol, 'Segoe UI Symbol'" style:font-name-complex="OpenSymbol, 'Segoe UI Symbol'"/>
    </style:style>
    <style:style style:name="WW8Num11z0" style:display-name="WW8Num11z0" style:family="text">
      <style:text-properties style:font-name="Symbol" style:font-name-asian="Symbol" style:font-name-complex="OpenSymbol, 'Segoe UI Symbol'"/>
    </style:style>
    <style:style style:name="WW8Num11z1" style:display-name="WW8Num11z1" style:family="text">
      <style:text-properties style:font-name="OpenSymbol, 'Segoe UI Symbol'" style:font-name-asian="OpenSymbol, 'Segoe UI Symbol'" style:font-name-complex="OpenSymbol, 'Segoe UI Symbol'"/>
    </style:style>
    <style:style style:name="WW8Num12z0" style:display-name="WW8Num12z0" style:family="text">
      <style:text-properties style:font-name="Symbol" style:font-name-asian="Symbol" style:font-name-complex="OpenSymbol, 'Segoe UI Symbol'"/>
    </style:style>
    <style:style style:name="WW8Num12z1" style:display-name="WW8Num12z1" style:family="text">
      <style:text-properties style:font-name="OpenSymbol, 'Segoe UI Symbol'" style:font-name-asian="OpenSymbol, 'Segoe UI Symbol'" style:font-name-complex="OpenSymbol, 'Segoe UI Symbol'"/>
    </style:style>
    <style:style style:name="WW8Num13z0" style:display-name="WW8Num13z0" style:family="text">
      <style:text-properties style:font-name="Symbol" style:font-name-asian="Symbol" style:font-name-complex="OpenSymbol, 'Segoe UI Symbol'"/>
    </style:style>
    <style:style style:name="WW8Num13z1" style:display-name="WW8Num13z1" style:family="text">
      <style:text-properties style:font-name="OpenSymbol, 'Segoe UI Symbol'" style:font-name-asian="OpenSymbol, 'Segoe UI Symbol'" style:font-name-complex="OpenSymbol, 'Segoe UI Symbol'"/>
    </style:style>
    <style:style style:name="WW8Num14z0" style:display-name="WW8Num14z0" style:family="text">
      <style:text-properties style:font-name="Symbol" style:font-name-asian="Symbol" style:font-name-complex="OpenSymbol, 'Segoe UI Symbol'" fo:font-size="13pt" style:font-size-asian="13pt" style:font-size-complex="13pt"/>
    </style:style>
    <style:style style:name="WW8Num14z1" style:display-name="WW8Num14z1" style:family="text">
      <style:text-properties style:font-name="OpenSymbol, 'Segoe UI Symbol'" style:font-name-asian="OpenSymbol, 'Segoe UI Symbol'" style:font-name-complex="OpenSymbol, 'Segoe UI Symbol'"/>
    </style:style>
    <style:style style:name="WW8Num15z0" style:display-name="WW8Num15z0" style:family="text">
      <style:text-properties style:font-name="Symbol" style:font-name-asian="Symbol" style:font-name-complex="Symbol"/>
    </style:style>
    <style:style style:name="WW8Num15z1" style:display-name="WW8Num15z1" style:family="text">
      <style:text-properties style:font-name="Courier New" style:font-name-asian="Courier New" style:font-name-complex="Courier New"/>
    </style:style>
    <style:style style:name="WW8Num15z2" style:display-name="WW8Num15z2" style:family="text">
      <style:text-properties style:font-name="Wingdings" style:font-name-asian="Wingdings" style:font-name-complex="Wingdings"/>
    </style:style>
    <style:style style:name="WW8Num16z0" style:display-name="WW8Num16z0" style:family="text">
      <style:text-properties style:font-name="Symbol" style:font-name-asian="Symbol" style:font-name-complex="Symbol"/>
    </style:style>
    <style:style style:name="WW8Num16z1" style:display-name="WW8Num16z1" style:family="text">
      <style:text-properties style:font-name="Courier New" style:font-name-asian="Courier New" style:font-name-complex="Courier New"/>
    </style:style>
    <style:style style:name="WW8Num16z2" style:display-name="WW8Num16z2" style:family="text">
      <style:text-properties style:font-name="Wingdings" style:font-name-asian="Wingdings" style:font-name-complex="Wingdings"/>
    </style:style>
    <style:style style:name="WW8Num17z0" style:display-name="WW8Num17z0" style:family="text">
      <style:text-properties style:font-name="Symbol" style:font-name-asian="Symbol" style:font-name-complex="Symbol"/>
    </style:style>
    <style:style style:name="WW8Num17z1" style:display-name="WW8Num17z1" style:family="text">
      <style:text-properties style:font-name="Courier New" style:font-name-asian="Courier New" style:font-name-complex="Courier New"/>
    </style:style>
    <style:style style:name="WW8Num17z2" style:display-name="WW8Num17z2" style:family="text">
      <style:text-properties style:font-name="Wingdings" style:font-name-asian="Wingdings" style:font-name-complex="Wingdings"/>
    </style:style>
    <style:style style:name="WW8Num18z0" style:display-name="WW8Num18z0" style:family="text"/>
    <style:style style:name="WW8Num19z0" style:display-name="WW8Num19z0" style:family="text">
      <style:text-properties style:font-name="Symbol" style:font-name-asian="Symbol" style:font-name-complex="Symbol"/>
    </style:style>
    <style:style style:name="WW8Num19z1" style:display-name="WW8Num19z1" style:family="text">
      <style:text-properties style:font-name="Courier New" style:font-name-asian="Courier New" style:font-name-complex="Courier New"/>
    </style:style>
    <style:style style:name="WW8Num19z2" style:display-name="WW8Num19z2" style:family="text">
      <style:text-properties style:font-name="Wingdings" style:font-name-asian="Wingdings" style:font-name-complex="Wingdings"/>
    </style:style>
    <style:style style:name="WW-DefaultParagraphFont" style:display-name="WW-Default Paragraph Font" style:family="text"/>
    <style:style style:name="PageNumber" style:display-name="Page Number" style:family="text" style:parent-style-name="WW-DefaultParagraphFon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BulletSymbols" style:display-name="Bullet Symbols" style:family="text">
      <style:text-properties style:font-name="Symbol" style:font-name-asian="OpenSymbol, 'Segoe UI Symbol'" style:font-name-complex="OpenSymbol, 'Segoe UI Symbol'"/>
    </style:style>
    <style:style style:name="TitleChar" style:display-name="Title Char" style:family="text">
      <style:text-properties style:font-name="Calibri Light" style:font-name-asian="Times New Roman" style:font-name-complex="Mangal" fo:font-weight="bold" style:font-weight-asian="bold" style:font-weight-complex="bold" style:letter-kerning="true" fo:font-size="16pt" style:font-size-asian="16pt" style:font-size-complex="14.5pt" fo:language="en" fo:country="US" style:language-asian="zh" style:country-asian="CN" style:language-complex="hi" style:country-complex="IN"/>
    </style:style>
    <style:style style:name="StrongEmphasis" style:display-name="Strong Emphasis" style:family="text">
      <style:text-properties fo:font-weight="bold" style:font-weight-asian="bold" style:font-weight-complex="bold"/>
    </style:style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Symbol" style:font-name-complex="Symbol"/>
    </style:style>
    <text:list-style style:name="WW8Num3" style:display-name="WW8Num3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Symbol" style:font-name-complex="OpenSymbol, 'Segoe UI Symbol'"/>
    </style:style>
    <style:style style:name="WW_CharLFO7LVL2" style:family="text">
      <style:text-properties style:font-name="OpenSymbol, 'Segoe UI Symbol'" style:font-name-complex="OpenSymbol, 'Segoe UI Symbol'"/>
    </style:style>
    <style:style style:name="WW_CharLFO7LVL3" style:family="text">
      <style:text-properties style:font-name="OpenSymbol, 'Segoe UI Symbol'" style:font-name-complex="OpenSymbol, 'Segoe UI Symbol'"/>
    </style:style>
    <style:style style:name="WW_CharLFO7LVL4" style:family="text">
      <style:text-properties style:font-name="Symbol" style:font-name-complex="OpenSymbol, 'Segoe UI Symbol'"/>
    </style:style>
    <style:style style:name="WW_CharLFO7LVL5" style:family="text">
      <style:text-properties style:font-name="OpenSymbol, 'Segoe UI Symbol'" style:font-name-complex="OpenSymbol, 'Segoe UI Symbol'"/>
    </style:style>
    <style:style style:name="WW_CharLFO7LVL6" style:family="text">
      <style:text-properties style:font-name="OpenSymbol, 'Segoe UI Symbol'" style:font-name-complex="OpenSymbol, 'Segoe UI Symbol'"/>
    </style:style>
    <style:style style:name="WW_CharLFO7LVL7" style:family="text">
      <style:text-properties style:font-name="Symbol" style:font-name-complex="OpenSymbol, 'Segoe UI Symbol'"/>
    </style:style>
    <style:style style:name="WW_CharLFO7LVL8" style:family="text">
      <style:text-properties style:font-name="OpenSymbol, 'Segoe UI Symbol'" style:font-name-complex="OpenSymbol, 'Segoe UI Symbol'"/>
    </style:style>
    <style:style style:name="WW_CharLFO7LVL9" style:family="text">
      <style:text-properties style:font-name="OpenSymbol, 'Segoe UI Symbol'" style:font-name-complex="OpenSymbol, 'Segoe UI Symbol'"/>
    </style:style>
    <text:list-style style:name="WW8Num5" style:display-name="WW8Num5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Segoe UI Symbol'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Segoe UI Symbol'"/>
      </text:list-level-style-bullet>
      <text:list-level-style-bullet text:level="4" text:style-name="WW_CharLFO7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Segoe UI Symbol'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Segoe UI Symbol'"/>
      </text:list-level-style-bullet>
      <text:list-level-style-bullet text:level="7" text:style-name="WW_CharLFO7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Segoe UI Symbol'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Segoe UI Symbol'"/>
      </text:list-level-style-bullet>
    </text:list-style>
    <style:style style:name="WW_CharLFO8LVL1" style:family="text">
      <style:text-properties style:font-name="Symbol" style:font-name-complex="OpenSymbol, 'Segoe UI Symbol'"/>
    </style:style>
    <style:style style:name="WW_CharLFO8LVL2" style:family="text">
      <style:text-properties style:font-name="OpenSymbol, 'Segoe UI Symbol'" style:font-name-complex="OpenSymbol, 'Segoe UI Symbol'"/>
    </style:style>
    <style:style style:name="WW_CharLFO8LVL3" style:family="text">
      <style:text-properties style:font-name="OpenSymbol, 'Segoe UI Symbol'" style:font-name-complex="OpenSymbol, 'Segoe UI Symbol'"/>
    </style:style>
    <style:style style:name="WW_CharLFO8LVL4" style:family="text">
      <style:text-properties style:font-name="Symbol" style:font-name-complex="OpenSymbol, 'Segoe UI Symbol'"/>
    </style:style>
    <style:style style:name="WW_CharLFO8LVL5" style:family="text">
      <style:text-properties style:font-name="OpenSymbol, 'Segoe UI Symbol'" style:font-name-complex="OpenSymbol, 'Segoe UI Symbol'"/>
    </style:style>
    <style:style style:name="WW_CharLFO8LVL6" style:family="text">
      <style:text-properties style:font-name="OpenSymbol, 'Segoe UI Symbol'" style:font-name-complex="OpenSymbol, 'Segoe UI Symbol'"/>
    </style:style>
    <style:style style:name="WW_CharLFO8LVL7" style:family="text">
      <style:text-properties style:font-name="Symbol" style:font-name-complex="OpenSymbol, 'Segoe UI Symbol'"/>
    </style:style>
    <style:style style:name="WW_CharLFO8LVL8" style:family="text">
      <style:text-properties style:font-name="OpenSymbol, 'Segoe UI Symbol'" style:font-name-complex="OpenSymbol, 'Segoe UI Symbol'"/>
    </style:style>
    <style:style style:name="WW_CharLFO8LVL9" style:family="text">
      <style:text-properties style:font-name="OpenSymbol, 'Segoe UI Symbol'" style:font-name-complex="OpenSymbol, 'Segoe UI Symbol'"/>
    </style:style>
    <text:list-style style:name="WW8Num6" style:display-name="WW8Num6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Segoe UI Symbol'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Segoe UI Symbol'"/>
      </text:list-level-style-bullet>
      <text:list-level-style-bullet text:level="4" text:style-name="WW_CharLFO8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Segoe UI Symbol'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Segoe UI Symbol'"/>
      </text:list-level-style-bullet>
      <text:list-level-style-bullet text:level="7" text:style-name="WW_CharLFO8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Segoe UI Symbol'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Segoe UI Symbol'"/>
      </text:list-level-style-bullet>
    </text:list-style>
    <style:style style:name="WW_CharLFO9LVL1" style:family="text">
      <style:text-properties style:font-name="Symbol" style:font-name-complex="OpenSymbol, 'Segoe UI Symbol'"/>
    </style:style>
    <style:style style:name="WW_CharLFO9LVL2" style:family="text">
      <style:text-properties style:font-name="OpenSymbol, 'Segoe UI Symbol'" style:font-name-complex="OpenSymbol, 'Segoe UI Symbol'"/>
    </style:style>
    <style:style style:name="WW_CharLFO9LVL3" style:family="text">
      <style:text-properties style:font-name="OpenSymbol, 'Segoe UI Symbol'" style:font-name-complex="OpenSymbol, 'Segoe UI Symbol'"/>
    </style:style>
    <style:style style:name="WW_CharLFO9LVL4" style:family="text">
      <style:text-properties style:font-name="Symbol" style:font-name-complex="OpenSymbol, 'Segoe UI Symbol'"/>
    </style:style>
    <style:style style:name="WW_CharLFO9LVL5" style:family="text">
      <style:text-properties style:font-name="OpenSymbol, 'Segoe UI Symbol'" style:font-name-complex="OpenSymbol, 'Segoe UI Symbol'"/>
    </style:style>
    <style:style style:name="WW_CharLFO9LVL6" style:family="text">
      <style:text-properties style:font-name="OpenSymbol, 'Segoe UI Symbol'" style:font-name-complex="OpenSymbol, 'Segoe UI Symbol'"/>
    </style:style>
    <style:style style:name="WW_CharLFO9LVL7" style:family="text">
      <style:text-properties style:font-name="Symbol" style:font-name-complex="OpenSymbol, 'Segoe UI Symbol'"/>
    </style:style>
    <style:style style:name="WW_CharLFO9LVL8" style:family="text">
      <style:text-properties style:font-name="OpenSymbol, 'Segoe UI Symbol'" style:font-name-complex="OpenSymbol, 'Segoe UI Symbol'"/>
    </style:style>
    <style:style style:name="WW_CharLFO9LVL9" style:family="text">
      <style:text-properties style:font-name="OpenSymbol, 'Segoe UI Symbol'" style:font-name-complex="OpenSymbol, 'Segoe UI Symbol'"/>
    </style:style>
    <text:list-style style:name="WW8Num7" style:display-name="WW8Num7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Segoe UI Symbol'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Segoe UI Symbol'"/>
      </text:list-level-style-bullet>
      <text:list-level-style-bullet text:level="4" text:style-name="WW_CharLFO9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Segoe UI Symbol'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Segoe UI Symbol'"/>
      </text:list-level-style-bullet>
      <text:list-level-style-bullet text:level="7" text:style-name="WW_CharLFO9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Segoe UI Symbol'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Segoe UI Symbol'"/>
      </text:list-level-style-bullet>
    </text:list-style>
    <style:style style:name="WW_CharLFO10LVL1" style:family="text">
      <style:text-properties style:font-name="Symbol" style:font-name-complex="OpenSymbol, 'Segoe UI Symbol'"/>
    </style:style>
    <style:style style:name="WW_CharLFO10LVL2" style:family="text">
      <style:text-properties style:font-name="OpenSymbol, 'Segoe UI Symbol'" style:font-name-complex="OpenSymbol, 'Segoe UI Symbol'"/>
    </style:style>
    <style:style style:name="WW_CharLFO10LVL3" style:family="text">
      <style:text-properties style:font-name="OpenSymbol, 'Segoe UI Symbol'" style:font-name-complex="OpenSymbol, 'Segoe UI Symbol'"/>
    </style:style>
    <style:style style:name="WW_CharLFO10LVL4" style:family="text">
      <style:text-properties style:font-name="Symbol" style:font-name-complex="OpenSymbol, 'Segoe UI Symbol'"/>
    </style:style>
    <style:style style:name="WW_CharLFO10LVL5" style:family="text">
      <style:text-properties style:font-name="OpenSymbol, 'Segoe UI Symbol'" style:font-name-complex="OpenSymbol, 'Segoe UI Symbol'"/>
    </style:style>
    <style:style style:name="WW_CharLFO10LVL6" style:family="text">
      <style:text-properties style:font-name="OpenSymbol, 'Segoe UI Symbol'" style:font-name-complex="OpenSymbol, 'Segoe UI Symbol'"/>
    </style:style>
    <style:style style:name="WW_CharLFO10LVL7" style:family="text">
      <style:text-properties style:font-name="Symbol" style:font-name-complex="OpenSymbol, 'Segoe UI Symbol'"/>
    </style:style>
    <style:style style:name="WW_CharLFO10LVL8" style:family="text">
      <style:text-properties style:font-name="OpenSymbol, 'Segoe UI Symbol'" style:font-name-complex="OpenSymbol, 'Segoe UI Symbol'"/>
    </style:style>
    <style:style style:name="WW_CharLFO10LVL9" style:family="text">
      <style:text-properties style:font-name="OpenSymbol, 'Segoe UI Symbol'" style:font-name-complex="OpenSymbol, 'Segoe UI Symbol'"/>
    </style:style>
    <text:list-style style:name="WW8Num8" style:display-name="WW8Num8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Segoe UI Symbol'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Segoe UI Symbol'"/>
      </text:list-level-style-bullet>
      <text:list-level-style-bullet text:level="4" text:style-name="WW_CharLFO10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Segoe UI Symbol'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Segoe UI Symbol'"/>
      </text:list-level-style-bullet>
      <text:list-level-style-bullet text:level="7" text:style-name="WW_CharLFO10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Segoe UI Symbol'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Segoe UI Symbol'"/>
      </text:list-level-style-bullet>
    </text:list-style>
    <style:style style:name="WW_CharLFO11LVL1" style:family="text">
      <style:text-properties style:font-name="Symbol" style:font-name-complex="OpenSymbol, 'Segoe UI Symbol'"/>
    </style:style>
    <style:style style:name="WW_CharLFO11LVL2" style:family="text">
      <style:text-properties style:font-name="OpenSymbol, 'Segoe UI Symbol'" style:font-name-complex="OpenSymbol, 'Segoe UI Symbol'"/>
    </style:style>
    <style:style style:name="WW_CharLFO11LVL3" style:family="text">
      <style:text-properties style:font-name="OpenSymbol, 'Segoe UI Symbol'" style:font-name-complex="OpenSymbol, 'Segoe UI Symbol'"/>
    </style:style>
    <style:style style:name="WW_CharLFO11LVL4" style:family="text">
      <style:text-properties style:font-name="Symbol" style:font-name-complex="OpenSymbol, 'Segoe UI Symbol'"/>
    </style:style>
    <style:style style:name="WW_CharLFO11LVL5" style:family="text">
      <style:text-properties style:font-name="OpenSymbol, 'Segoe UI Symbol'" style:font-name-complex="OpenSymbol, 'Segoe UI Symbol'"/>
    </style:style>
    <style:style style:name="WW_CharLFO11LVL6" style:family="text">
      <style:text-properties style:font-name="OpenSymbol, 'Segoe UI Symbol'" style:font-name-complex="OpenSymbol, 'Segoe UI Symbol'"/>
    </style:style>
    <style:style style:name="WW_CharLFO11LVL7" style:family="text">
      <style:text-properties style:font-name="Symbol" style:font-name-complex="OpenSymbol, 'Segoe UI Symbol'"/>
    </style:style>
    <style:style style:name="WW_CharLFO11LVL8" style:family="text">
      <style:text-properties style:font-name="OpenSymbol, 'Segoe UI Symbol'" style:font-name-complex="OpenSymbol, 'Segoe UI Symbol'"/>
    </style:style>
    <style:style style:name="WW_CharLFO11LVL9" style:family="text">
      <style:text-properties style:font-name="OpenSymbol, 'Segoe UI Symbol'" style:font-name-complex="OpenSymbol, 'Segoe UI Symbol'"/>
    </style:style>
    <text:list-style style:name="WW8Num9" style:display-name="WW8Num9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Segoe UI Symbol'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Segoe UI Symbol'"/>
      </text:list-level-style-bullet>
      <text:list-level-style-bullet text:level="4" text:style-name="WW_CharLFO1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Segoe UI Symbol'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Segoe UI Symbol'"/>
      </text:list-level-style-bullet>
      <text:list-level-style-bullet text:level="7" text:style-name="WW_CharLFO1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Segoe UI Symbol'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Segoe UI Symbol'"/>
      </text:list-level-style-bullet>
    </text:list-style>
    <style:style style:name="WW_CharLFO12LVL1" style:family="text">
      <style:text-properties style:font-name="Symbol" style:font-name-complex="OpenSymbol, 'Segoe UI Symbol'"/>
    </style:style>
    <style:style style:name="WW_CharLFO12LVL2" style:family="text">
      <style:text-properties style:font-name="OpenSymbol, 'Segoe UI Symbol'" style:font-name-complex="OpenSymbol, 'Segoe UI Symbol'"/>
    </style:style>
    <style:style style:name="WW_CharLFO12LVL3" style:family="text">
      <style:text-properties style:font-name="OpenSymbol, 'Segoe UI Symbol'" style:font-name-complex="OpenSymbol, 'Segoe UI Symbol'"/>
    </style:style>
    <style:style style:name="WW_CharLFO12LVL4" style:family="text">
      <style:text-properties style:font-name="Symbol" style:font-name-complex="OpenSymbol, 'Segoe UI Symbol'"/>
    </style:style>
    <style:style style:name="WW_CharLFO12LVL5" style:family="text">
      <style:text-properties style:font-name="OpenSymbol, 'Segoe UI Symbol'" style:font-name-complex="OpenSymbol, 'Segoe UI Symbol'"/>
    </style:style>
    <style:style style:name="WW_CharLFO12LVL6" style:family="text">
      <style:text-properties style:font-name="OpenSymbol, 'Segoe UI Symbol'" style:font-name-complex="OpenSymbol, 'Segoe UI Symbol'"/>
    </style:style>
    <style:style style:name="WW_CharLFO12LVL7" style:family="text">
      <style:text-properties style:font-name="Symbol" style:font-name-complex="OpenSymbol, 'Segoe UI Symbol'"/>
    </style:style>
    <style:style style:name="WW_CharLFO12LVL8" style:family="text">
      <style:text-properties style:font-name="OpenSymbol, 'Segoe UI Symbol'" style:font-name-complex="OpenSymbol, 'Segoe UI Symbol'"/>
    </style:style>
    <style:style style:name="WW_CharLFO12LVL9" style:family="text">
      <style:text-properties style:font-name="OpenSymbol, 'Segoe UI Symbol'" style:font-name-complex="OpenSymbol, 'Segoe UI Symbol'"/>
    </style:style>
    <text:list-style style:name="WW8Num10" style:display-name="WW8Num10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2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Segoe UI Symbol'"/>
      </text:list-level-style-bullet>
      <text:list-level-style-bullet text:level="3" text:style-name="WW_CharLFO1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Segoe UI Symbol'"/>
      </text:list-level-style-bullet>
      <text:list-level-style-bullet text:level="4" text:style-name="WW_CharLFO1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2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Segoe UI Symbol'"/>
      </text:list-level-style-bullet>
      <text:list-level-style-bullet text:level="6" text:style-name="WW_CharLFO12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Segoe UI Symbol'"/>
      </text:list-level-style-bullet>
      <text:list-level-style-bullet text:level="7" text:style-name="WW_CharLFO12LVL7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8" text:style-name="WW_CharLFO12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, 'Segoe UI Symbol'"/>
      </text:list-level-style-bullet>
      <text:list-level-style-bullet text:level="9" text:style-name="WW_CharLFO12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, 'Segoe UI Symbol'"/>
      </text:list-level-style-bullet>
    </text:list-style>
    <style:style style:name="WW_CharLFO13LVL1" style:family="text">
      <style:text-properties style:font-name="Symbol" style:font-name-complex="OpenSymbol, 'Segoe UI Symbol'"/>
    </style:style>
    <style:style style:name="WW_CharLFO13LVL2" style:family="text">
      <style:text-properties style:font-name="OpenSymbol, 'Segoe UI Symbol'" style:font-name-complex="OpenSymbol, 'Segoe UI Symbol'"/>
    </style:style>
    <style:style style:name="WW_CharLFO13LVL3" style:family="text">
      <style:text-properties style:font-name="OpenSymbol, 'Segoe UI Symbol'" style:font-name-complex="OpenSymbol, 'Segoe UI Symbol'"/>
    </style:style>
    <style:style style:name="WW_CharLFO13LVL4" style:family="text">
      <style:text-properties style:font-name="Symbol" style:font-name-complex="OpenSymbol, 'Segoe UI Symbol'"/>
    </style:style>
    <style:style style:name="WW_CharLFO13LVL5" style:family="text">
      <style:text-properties style:font-name="OpenSymbol, 'Segoe UI Symbol'" style:font-name-complex="OpenSymbol, 'Segoe UI Symbol'"/>
    </style:style>
    <style:style style:name="WW_CharLFO13LVL6" style:family="text">
      <style:text-properties style:font-name="OpenSymbol, 'Segoe UI Symbol'" style:font-name-complex="OpenSymbol, 'Segoe UI Symbol'"/>
    </style:style>
    <style:style style:name="WW_CharLFO13LVL7" style:family="text">
      <style:text-properties style:font-name="Symbol" style:font-name-complex="OpenSymbol, 'Segoe UI Symbol'"/>
    </style:style>
    <style:style style:name="WW_CharLFO13LVL8" style:family="text">
      <style:text-properties style:font-name="OpenSymbol, 'Segoe UI Symbol'" style:font-name-complex="OpenSymbol, 'Segoe UI Symbol'"/>
    </style:style>
    <style:style style:name="WW_CharLFO13LVL9" style:family="text">
      <style:text-properties style:font-name="OpenSymbol, 'Segoe UI Symbol'" style:font-name-complex="OpenSymbol, 'Segoe UI Symbol'"/>
    </style:style>
    <text:list-style style:name="WW8Num11" style:display-name="WW8Num11">
      <text:list-level-style-bullet text:level="1" text:style-name="WW_CharLFO1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3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Segoe UI Symbol'"/>
      </text:list-level-style-bullet>
      <text:list-level-style-bullet text:level="3" text:style-name="WW_CharLFO13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Segoe UI Symbol'"/>
      </text:list-level-style-bullet>
      <text:list-level-style-bullet text:level="4" text:style-name="WW_CharLFO1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3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Segoe UI Symbol'"/>
      </text:list-level-style-bullet>
      <text:list-level-style-bullet text:level="6" text:style-name="WW_CharLFO13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Segoe UI Symbol'"/>
      </text:list-level-style-bullet>
      <text:list-level-style-bullet text:level="7" text:style-name="WW_CharLFO13LVL7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8" text:style-name="WW_CharLFO13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, 'Segoe UI Symbol'"/>
      </text:list-level-style-bullet>
      <text:list-level-style-bullet text:level="9" text:style-name="WW_CharLFO13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, 'Segoe UI Symbol'"/>
      </text:list-level-style-bullet>
    </text:list-style>
    <style:style style:name="WW_CharLFO14LVL1" style:family="text">
      <style:text-properties style:font-name="Symbol" style:font-name-complex="OpenSymbol, 'Segoe UI Symbol'"/>
    </style:style>
    <style:style style:name="WW_CharLFO14LVL2" style:family="text">
      <style:text-properties style:font-name="OpenSymbol, 'Segoe UI Symbol'" style:font-name-complex="OpenSymbol, 'Segoe UI Symbol'"/>
    </style:style>
    <style:style style:name="WW_CharLFO14LVL3" style:family="text">
      <style:text-properties style:font-name="OpenSymbol, 'Segoe UI Symbol'" style:font-name-complex="OpenSymbol, 'Segoe UI Symbol'"/>
    </style:style>
    <style:style style:name="WW_CharLFO14LVL4" style:family="text">
      <style:text-properties style:font-name="Symbol" style:font-name-complex="OpenSymbol, 'Segoe UI Symbol'"/>
    </style:style>
    <style:style style:name="WW_CharLFO14LVL5" style:family="text">
      <style:text-properties style:font-name="OpenSymbol, 'Segoe UI Symbol'" style:font-name-complex="OpenSymbol, 'Segoe UI Symbol'"/>
    </style:style>
    <style:style style:name="WW_CharLFO14LVL6" style:family="text">
      <style:text-properties style:font-name="OpenSymbol, 'Segoe UI Symbol'" style:font-name-complex="OpenSymbol, 'Segoe UI Symbol'"/>
    </style:style>
    <style:style style:name="WW_CharLFO14LVL7" style:family="text">
      <style:text-properties style:font-name="Symbol" style:font-name-complex="OpenSymbol, 'Segoe UI Symbol'"/>
    </style:style>
    <style:style style:name="WW_CharLFO14LVL8" style:family="text">
      <style:text-properties style:font-name="OpenSymbol, 'Segoe UI Symbol'" style:font-name-complex="OpenSymbol, 'Segoe UI Symbol'"/>
    </style:style>
    <style:style style:name="WW_CharLFO14LVL9" style:family="text">
      <style:text-properties style:font-name="OpenSymbol, 'Segoe UI Symbol'" style:font-name-complex="OpenSymbol, 'Segoe UI Symbol'"/>
    </style:style>
    <text:list-style style:name="WW8Num12" style:display-name="WW8Num12">
      <text:list-level-style-bullet text:level="1" text:style-name="WW_CharLFO1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4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Segoe UI Symbol'"/>
      </text:list-level-style-bullet>
      <text:list-level-style-bullet text:level="3" text:style-name="WW_CharLFO14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Segoe UI Symbol'"/>
      </text:list-level-style-bullet>
      <text:list-level-style-bullet text:level="4" text:style-name="WW_CharLFO1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4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Segoe UI Symbol'"/>
      </text:list-level-style-bullet>
      <text:list-level-style-bullet text:level="6" text:style-name="WW_CharLFO14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Segoe UI Symbol'"/>
      </text:list-level-style-bullet>
      <text:list-level-style-bullet text:level="7" text:style-name="WW_CharLFO14LVL7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8" text:style-name="WW_CharLFO14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, 'Segoe UI Symbol'"/>
      </text:list-level-style-bullet>
      <text:list-level-style-bullet text:level="9" text:style-name="WW_CharLFO14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, 'Segoe UI Symbol'"/>
      </text:list-level-style-bullet>
    </text:list-style>
    <style:style style:name="WW_CharLFO15LVL1" style:family="text">
      <style:text-properties style:font-name="Symbol" style:font-name-complex="OpenSymbol, 'Segoe UI Symbol'"/>
    </style:style>
    <style:style style:name="WW_CharLFO15LVL2" style:family="text">
      <style:text-properties style:font-name="OpenSymbol, 'Segoe UI Symbol'" style:font-name-complex="OpenSymbol, 'Segoe UI Symbol'"/>
    </style:style>
    <style:style style:name="WW_CharLFO15LVL3" style:family="text">
      <style:text-properties style:font-name="OpenSymbol, 'Segoe UI Symbol'" style:font-name-complex="OpenSymbol, 'Segoe UI Symbol'"/>
    </style:style>
    <style:style style:name="WW_CharLFO15LVL4" style:family="text">
      <style:text-properties style:font-name="Symbol" style:font-name-complex="OpenSymbol, 'Segoe UI Symbol'"/>
    </style:style>
    <style:style style:name="WW_CharLFO15LVL5" style:family="text">
      <style:text-properties style:font-name="OpenSymbol, 'Segoe UI Symbol'" style:font-name-complex="OpenSymbol, 'Segoe UI Symbol'"/>
    </style:style>
    <style:style style:name="WW_CharLFO15LVL6" style:family="text">
      <style:text-properties style:font-name="OpenSymbol, 'Segoe UI Symbol'" style:font-name-complex="OpenSymbol, 'Segoe UI Symbol'"/>
    </style:style>
    <style:style style:name="WW_CharLFO15LVL7" style:family="text">
      <style:text-properties style:font-name="Symbol" style:font-name-complex="OpenSymbol, 'Segoe UI Symbol'"/>
    </style:style>
    <style:style style:name="WW_CharLFO15LVL8" style:family="text">
      <style:text-properties style:font-name="OpenSymbol, 'Segoe UI Symbol'" style:font-name-complex="OpenSymbol, 'Segoe UI Symbol'"/>
    </style:style>
    <style:style style:name="WW_CharLFO15LVL9" style:family="text">
      <style:text-properties style:font-name="OpenSymbol, 'Segoe UI Symbol'" style:font-name-complex="OpenSymbol, 'Segoe UI Symbol'"/>
    </style:style>
    <text:list-style style:name="WW8Num13" style:display-name="WW8Num13">
      <text:list-level-style-bullet text:level="1" text:style-name="WW_CharLFO1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5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Segoe UI Symbol'"/>
      </text:list-level-style-bullet>
      <text:list-level-style-bullet text:level="3" text:style-name="WW_CharLFO15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Segoe UI Symbol'"/>
      </text:list-level-style-bullet>
      <text:list-level-style-bullet text:level="4" text:style-name="WW_CharLFO1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5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Segoe UI Symbol'"/>
      </text:list-level-style-bullet>
      <text:list-level-style-bullet text:level="6" text:style-name="WW_CharLFO15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Segoe UI Symbol'"/>
      </text:list-level-style-bullet>
      <text:list-level-style-bullet text:level="7" text:style-name="WW_CharLFO15LVL7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8" text:style-name="WW_CharLFO15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, 'Segoe UI Symbol'"/>
      </text:list-level-style-bullet>
      <text:list-level-style-bullet text:level="9" text:style-name="WW_CharLFO15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, 'Segoe UI Symbol'"/>
      </text:list-level-style-bullet>
    </text:list-style>
    <style:style style:name="WW_CharLFO16LVL1" style:family="text">
      <style:text-properties style:font-name="Symbol" style:font-name-complex="OpenSymbol, 'Segoe UI Symbol'" fo:font-size="13pt" style:font-size-asian="13pt" style:font-size-complex="13pt"/>
    </style:style>
    <style:style style:name="WW_CharLFO16LVL2" style:family="text">
      <style:text-properties style:font-name="OpenSymbol, 'Segoe UI Symbol'" style:font-name-complex="OpenSymbol, 'Segoe UI Symbol'"/>
    </style:style>
    <style:style style:name="WW_CharLFO16LVL3" style:family="text">
      <style:text-properties style:font-name="OpenSymbol, 'Segoe UI Symbol'" style:font-name-complex="OpenSymbol, 'Segoe UI Symbol'"/>
    </style:style>
    <style:style style:name="WW_CharLFO16LVL4" style:family="text">
      <style:text-properties style:font-name="Symbol" style:font-name-complex="OpenSymbol, 'Segoe UI Symbol'" fo:font-size="13pt" style:font-size-asian="13pt" style:font-size-complex="13pt"/>
    </style:style>
    <style:style style:name="WW_CharLFO16LVL5" style:family="text">
      <style:text-properties style:font-name="OpenSymbol, 'Segoe UI Symbol'" style:font-name-complex="OpenSymbol, 'Segoe UI Symbol'"/>
    </style:style>
    <style:style style:name="WW_CharLFO16LVL6" style:family="text">
      <style:text-properties style:font-name="OpenSymbol, 'Segoe UI Symbol'" style:font-name-complex="OpenSymbol, 'Segoe UI Symbol'"/>
    </style:style>
    <style:style style:name="WW_CharLFO16LVL7" style:family="text">
      <style:text-properties style:font-name="Symbol" style:font-name-complex="OpenSymbol, 'Segoe UI Symbol'" fo:font-size="13pt" style:font-size-asian="13pt" style:font-size-complex="13pt"/>
    </style:style>
    <style:style style:name="WW_CharLFO16LVL8" style:family="text">
      <style:text-properties style:font-name="OpenSymbol, 'Segoe UI Symbol'" style:font-name-complex="OpenSymbol, 'Segoe UI Symbol'"/>
    </style:style>
    <style:style style:name="WW_CharLFO16LVL9" style:family="text">
      <style:text-properties style:font-name="OpenSymbol, 'Segoe UI Symbol'" style:font-name-complex="OpenSymbol, 'Segoe UI Symbol'"/>
    </style:style>
    <text:list-style style:name="WW8Num14" style:display-name="WW8Num14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Segoe UI Symbol'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Segoe UI Symbol'"/>
      </text:list-level-style-bullet>
      <text:list-level-style-bullet text:level="4" text:style-name="WW_CharLFO16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Segoe UI Symbol'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Segoe UI Symbol'"/>
      </text:list-level-style-bullet>
      <text:list-level-style-bullet text:level="7" text:style-name="WW_CharLFO16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Segoe UI Symbol'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Segoe UI Symbol'"/>
      </text:list-level-style-bullet>
    </text:list-style>
    <style:style style:name="WW_CharLFO17LVL1" style:family="text">
      <style:text-properties style:font-name="Symbol" style:font-name-complex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 style:font-name-complex="Wingdings"/>
    </style:style>
    <style:style style:name="WW_CharLFO17LVL4" style:family="text">
      <style:text-properties style:font-name="Symbol" style:font-name-complex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 style:font-name-complex="Wingdings"/>
    </style:style>
    <style:style style:name="WW_CharLFO17LVL7" style:family="text">
      <style:text-properties style:font-name="Symbol" style:font-name-complex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 style:font-name-complex="Wingdings"/>
    </style:style>
    <text:list-style style:name="WW8Num15" style:display-name="WW8Num15">
      <text:list-level-style-bullet text:level="1" text:style-name="WW_CharLFO1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Symbol" style:font-name-complex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 style:font-name-complex="Wingdings"/>
    </style:style>
    <style:style style:name="WW_CharLFO18LVL4" style:family="text">
      <style:text-properties style:font-name="Symbol" style:font-name-complex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 style:font-name-complex="Wingdings"/>
    </style:style>
    <style:style style:name="WW_CharLFO18LVL7" style:family="text">
      <style:text-properties style:font-name="Symbol" style:font-name-complex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 style:font-name-complex="Wingdings"/>
    </style:style>
    <text:list-style style:name="WW8Num16" style:display-name="WW8Num16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Symbol" style:font-name-complex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 style:font-name-complex="Wingdings"/>
    </style:style>
    <style:style style:name="WW_CharLFO19LVL4" style:family="text">
      <style:text-properties style:font-name="Symbol" style:font-name-complex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 style:font-name-complex="Wingdings"/>
    </style:style>
    <style:style style:name="WW_CharLFO19LVL7" style:family="text">
      <style:text-properties style:font-name="Symbol" style:font-name-complex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 style:font-name-complex="Wingdings"/>
    </style:style>
    <text:list-style style:name="WW8Num17" style:display-name="WW8Num17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18" style:display-name="WW8Num18">
      <text:list-level-style-number text:level="1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WW_CharLFO21LVL1" style:family="text">
      <style:text-properties style:font-name="Symbol" style:font-name-complex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 style:font-name-complex="Wingdings"/>
    </style:style>
    <style:style style:name="WW_CharLFO21LVL4" style:family="text">
      <style:text-properties style:font-name="Symbol" style:font-name-complex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 style:font-name-complex="Wingdings"/>
    </style:style>
    <style:style style:name="WW_CharLFO21LVL7" style:family="text">
      <style:text-properties style:font-name="Symbol" style:font-name-complex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 style:font-name-complex="Wingdings"/>
    </style:style>
    <text:list-style style:name="WW8Num19" style:display-name="WW8Num19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i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center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i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page-layout style:name="PL2">
      <style:page-layout-properties fo:page-width="8.5in" fo:page-height="11in" style:print-orientation="portrait" fo:margin-top="0.5in" fo:margin-left="0.9in" fo:margin-bottom="0.5in" fo:margin-right="0.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105" style:parent-style-name="Header" style:family="paragraph">
      <style:paragraph-properties>
        <style:tab-stops>
          <style:tab-stop style:type="center" style:position="3.25in"/>
          <style:tab-stop style:type="right" style:position="6.6875in"/>
        </style:tab-stops>
      </style:paragraph-properties>
    </style:style>
  </office:automatic-styles>
  <office:master-styles>
    <style:master-page style:name="MP0" style:page-layout-name="PL0">
      <style:footer>
        <text:p text:style-name="P2">Copyright © 1999 by Karl E. Wiegers. Permission is granted to use, modify, and distribute this document.</text:p>
      </style:footer>
    </style:master-page>
    <style:master-page style:name="MP1" style:page-layout-name="PL1">
      <style:header>
        <text:p text:style-name="Header"><text:tab/><text:tab/>Page<text:s/><text:page-number text:fixed="false">ii</text:page-number></text:p>
      </style:header>
      <style:footer>
        <text:p text:style-name="Footer"/>
      </style:footer>
    </style:master-page>
    <style:master-page style:name="MP2" style:page-layout-name="PL2">
      <style:header>
        <text:p text:style-name="P105"><text:tab/><text:tab/>Page<text:s/><text:page-number text:fixed="false">4</text:page-number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generator>WebODF/0.5.9 Mozilla/5.0 (Windows NT 6.1) AppleWebKit/537.36 (KHTML, like Gecko) Chrome/71.0.3578.98 Safari/537.36</meta:generator>
    <dc:title>IEEE Software Requirements Specification Template</dc:title>
    <meta:initial-creator>Doris Sturzenberger</meta:initial-creator>
    <dc:creator>ODT-Annotate</dc:creator>
    <meta:creation-date>1998-03-30T17:59:00Z</meta:creation-date>
    <dc:date>2019-01-15T18:28:06.145Z</dc:date>
    <meta:template xlink:href="Normal" xlink:type="simple"/>
    <meta:editing-cycles>41</meta:editing-cycles>
    <meta:editing-duration>PT26820S</meta:editing-duration>
    <meta:document-statistic meta:page-count="6" meta:paragraph-count="16" meta:word-count="1217" meta:character-count="8142" meta:row-count="57" meta:non-whitespace-character-count="6941"/>
  </office:meta>
</office:document-meta>
</file>